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245.42mm" svg:height="121.39mm" svg:x="-0.67mm" svg:y="0mm">
            <loext:p draw:notify-on-update-of-ranges="results.A2:results.A101 results.I1:results.I1 results.I2:results.I101 results.A2:results.A101 results.J1:results.J1 results.J2:results.J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Class 0 Accuracy</text:p>
          </table:table-cell>
          <table:table-cell office:value-type="string" calcext:value-type="string">
            <text:p>Class 1 Accuracy</text:p>
          </table:table-cell>
          <table:table-cell office:value-type="string" calcext:value-type="string">
            <text:p>Class 2 Accuracy</text:p>
          </table:table-cell>
          <table:table-cell/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931" calcext:value-type="float">
            <text:p>1,28931</text:p>
          </table:table-cell>
          <table:table-cell office:value-type="float" office:value="0.506608" calcext:value-type="float">
            <text:p>0,506608</text:p>
          </table:table-cell>
          <table:table-cell table:style-name="ce1" office:value-type="float" office:value="0.00000120918" calcext:value-type="float">
            <text:p>1,21E-06</text:p>
          </table:table-cell>
          <table:table-cell table:style-name="ce1" office:value-type="float" office:value="0.00000128578" calcext:value-type="float">
            <text:p>1,29E-06</text:p>
          </table:table-cell>
          <table:table-cell table:style-name="ce1" office:value-type="float" office:value="0.000000489729" calcext:value-type="float">
            <text:p>4,90E-07</text:p>
          </table:table-cell>
          <table:table-cell table:style-name="ce1" office:value-type="float" office:value="0.00000114531" calcext:value-type="float">
            <text:p>1,15E-06</text:p>
          </table:table-cell>
          <table:table-cell/>
          <table:table-cell table:formula="of:=[.B2]" office:value-type="float" office:value="1.28931" calcext:value-type="float">
            <text:p>1,28931</text:p>
          </table:table-cell>
          <table:table-cell table:formula="of:=[.C2]" office:value-type="float" office:value="0.506608" calcext:value-type="float">
            <text:p>0,50660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5158" calcext:value-type="float">
            <text:p>0,45158</text:p>
          </table:table-cell>
          <table:table-cell office:value-type="float" office:value="0.47788" calcext:value-type="float">
            <text:p>0,47788</text:p>
          </table:table-cell>
          <table:table-cell office:value-type="float" office:value="0.654963" calcext:value-type="float">
            <text:p>0,654963</text:p>
          </table:table-cell>
          <table:table-cell office:value-type="float" office:value="0.595634" calcext:value-type="float">
            <text:p>0,595634</text:p>
          </table:table-cell>
          <table:table-cell office:value-type="float" office:value="0.747688" calcext:value-type="float">
            <text:p>0,747688</text:p>
          </table:table-cell>
          <table:table-cell office:value-type="float" office:value="0.907204" calcext:value-type="float">
            <text:p>0,907204</text:p>
          </table:table-cell>
          <table:table-cell/>
          <table:table-cell table:formula="of:=[.$M$1]*[.I2]+(1-[.$M$1])*[.B3]" office:value-type="float" office:value="1.121764" calcext:value-type="float">
            <text:p>1,121764</text:p>
          </table:table-cell>
          <table:table-cell table:formula="of:=[.$M$1]*[.J2]+(1-[.$M$1])*[.C3]" office:value-type="float" office:value="0.5008624" calcext:value-type="float">
            <text:p>0,50086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51858" calcext:value-type="float">
            <text:p>0,551858</text:p>
          </table:table-cell>
          <table:table-cell office:value-type="float" office:value="0.387684" calcext:value-type="float">
            <text:p>0,387684</text:p>
          </table:table-cell>
          <table:table-cell office:value-type="float" office:value="0.609434" calcext:value-type="float">
            <text:p>0,609434</text:p>
          </table:table-cell>
          <table:table-cell office:value-type="float" office:value="0.532846" calcext:value-type="float">
            <text:p>0,532846</text:p>
          </table:table-cell>
          <table:table-cell office:value-type="float" office:value="0.787617" calcext:value-type="float">
            <text:p>0,787617</text:p>
          </table:table-cell>
          <table:table-cell office:value-type="float" office:value="0.895963" calcext:value-type="float">
            <text:p>0,895963</text:p>
          </table:table-cell>
          <table:table-cell/>
          <table:table-cell table:formula="of:=[.$M$1]*[.I3]+(1-[.$M$1])*[.B4]" office:value-type="float" office:value="1.0077828" calcext:value-type="float">
            <text:p>1,0077828</text:p>
          </table:table-cell>
          <table:table-cell table:formula="of:=[.$M$1]*[.J3]+(1-[.$M$1])*[.C4]" office:value-type="float" office:value="0.47822672" calcext:value-type="float">
            <text:p>0,47822672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299362" calcext:value-type="float">
            <text:p>0,299362</text:p>
          </table:table-cell>
          <table:table-cell office:value-type="float" office:value="0.447713" calcext:value-type="float">
            <text:p>0,447713</text:p>
          </table:table-cell>
          <table:table-cell office:value-type="float" office:value="0.742553" calcext:value-type="float">
            <text:p>0,742553</text:p>
          </table:table-cell>
          <table:table-cell office:value-type="float" office:value="0.698693" calcext:value-type="float">
            <text:p>0,698693</text:p>
          </table:table-cell>
          <table:table-cell office:value-type="float" office:value="0.768287" calcext:value-type="float">
            <text:p>0,768287</text:p>
          </table:table-cell>
          <table:table-cell office:value-type="float" office:value="0.919865" calcext:value-type="float">
            <text:p>0,919865</text:p>
          </table:table-cell>
          <table:table-cell/>
          <table:table-cell table:formula="of:=[.$M$1]*[.I4]+(1-[.$M$1])*[.B5]" office:value-type="float" office:value="0.86609864" calcext:value-type="float">
            <text:p>0,86609864</text:p>
          </table:table-cell>
          <table:table-cell table:formula="of:=[.$M$1]*[.J4]+(1-[.$M$1])*[.C5]" office:value-type="float" office:value="0.472123976" calcext:value-type="float">
            <text:p>0,472123976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92138" calcext:value-type="float">
            <text:p>0,292138</text:p>
          </table:table-cell>
          <table:table-cell office:value-type="float" office:value="0.49222" calcext:value-type="float">
            <text:p>0,49222</text:p>
          </table:table-cell>
          <table:table-cell office:value-type="float" office:value="0.8348" calcext:value-type="float">
            <text:p>0,8348</text:p>
          </table:table-cell>
          <table:table-cell office:value-type="float" office:value="0.816681" calcext:value-type="float">
            <text:p>0,816681</text:p>
          </table:table-cell>
          <table:table-cell office:value-type="float" office:value="0.693759" calcext:value-type="float">
            <text:p>0,693759</text:p>
          </table:table-cell>
          <table:table-cell office:value-type="float" office:value="0.866304" calcext:value-type="float">
            <text:p>0,866304</text:p>
          </table:table-cell>
          <table:table-cell/>
          <table:table-cell table:formula="of:=[.$M$1]*[.I5]+(1-[.$M$1])*[.B6]" office:value-type="float" office:value="0.751306512" calcext:value-type="float">
            <text:p>0,751306512</text:p>
          </table:table-cell>
          <table:table-cell table:formula="of:=[.$M$1]*[.J5]+(1-[.$M$1])*[.C6]" office:value-type="float" office:value="0.4761431808" calcext:value-type="float">
            <text:p>0,4761431808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449741" calcext:value-type="float">
            <text:p>0,449741</text:p>
          </table:table-cell>
          <table:table-cell office:value-type="float" office:value="0.427157" calcext:value-type="float">
            <text:p>0,427157</text:p>
          </table:table-cell>
          <table:table-cell office:value-type="float" office:value="0.737557" calcext:value-type="float">
            <text:p>0,737557</text:p>
          </table:table-cell>
          <table:table-cell office:value-type="float" office:value="0.715806" calcext:value-type="float">
            <text:p>0,715806</text:p>
          </table:table-cell>
          <table:table-cell office:value-type="float" office:value="0.785241" calcext:value-type="float">
            <text:p>0,785241</text:p>
          </table:table-cell>
          <table:table-cell office:value-type="float" office:value="0.793335" calcext:value-type="float">
            <text:p>0,793335</text:p>
          </table:table-cell>
          <table:table-cell/>
          <table:table-cell table:formula="of:=[.$M$1]*[.I6]+(1-[.$M$1])*[.B7]" office:value-type="float" office:value="0.6909934096" calcext:value-type="float">
            <text:p>0,6909934096</text:p>
          </table:table-cell>
          <table:table-cell table:formula="of:=[.$M$1]*[.J6]+(1-[.$M$1])*[.C7]" office:value-type="float" office:value="0.46634594464" calcext:value-type="float">
            <text:p>0,4663459446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444158" calcext:value-type="float">
            <text:p>0,444158</text:p>
          </table:table-cell>
          <table:table-cell office:value-type="float" office:value="0.464221" calcext:value-type="float">
            <text:p>0,464221</text:p>
          </table:table-cell>
          <table:table-cell office:value-type="float" office:value="0.639471" calcext:value-type="float">
            <text:p>0,639471</text:p>
          </table:table-cell>
          <table:table-cell office:value-type="float" office:value="0.577458" calcext:value-type="float">
            <text:p>0,577458</text:p>
          </table:table-cell>
          <table:table-cell office:value-type="float" office:value="0.801878" calcext:value-type="float">
            <text:p>0,801878</text:p>
          </table:table-cell>
          <table:table-cell office:value-type="float" office:value="0.905598" calcext:value-type="float">
            <text:p>0,905598</text:p>
          </table:table-cell>
          <table:table-cell/>
          <table:table-cell table:formula="of:=[.$M$1]*[.I7]+(1-[.$M$1])*[.B8]" office:value-type="float" office:value="0.64162632768" calcext:value-type="float">
            <text:p>0,6416263277</text:p>
          </table:table-cell>
          <table:table-cell table:formula="of:=[.$M$1]*[.J7]+(1-[.$M$1])*[.C8]" office:value-type="float" office:value="0.465920955712" calcext:value-type="float">
            <text:p>0,4659209557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389224" calcext:value-type="float">
            <text:p>0,389224</text:p>
          </table:table-cell>
          <table:table-cell office:value-type="float" office:value="0.566997" calcext:value-type="float">
            <text:p>0,566997</text:p>
          </table:table-cell>
          <table:table-cell office:value-type="float" office:value="0.825089" calcext:value-type="float">
            <text:p>0,825089</text:p>
          </table:table-cell>
          <table:table-cell office:value-type="float" office:value="0.814714" calcext:value-type="float">
            <text:p>0,814714</text:p>
          </table:table-cell>
          <table:table-cell office:value-type="float" office:value="0.707243" calcext:value-type="float">
            <text:p>0,707243</text:p>
          </table:table-cell>
          <table:table-cell office:value-type="float" office:value="0.829179" calcext:value-type="float">
            <text:p>0,829179</text:p>
          </table:table-cell>
          <table:table-cell/>
          <table:table-cell table:formula="of:=[.$M$1]*[.I8]+(1-[.$M$1])*[.B9]" office:value-type="float" office:value="0.591145862144" calcext:value-type="float">
            <text:p>0,5911458621</text:p>
          </table:table-cell>
          <table:table-cell table:formula="of:=[.$M$1]*[.J8]+(1-[.$M$1])*[.C9]" office:value-type="float" office:value="0.4861361645696" calcext:value-type="float">
            <text:p>0,4861361646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378294" calcext:value-type="float">
            <text:p>0,378294</text:p>
          </table:table-cell>
          <table:table-cell office:value-type="float" office:value="0.380301" calcext:value-type="float">
            <text:p>0,380301</text:p>
          </table:table-cell>
          <table:table-cell office:value-type="float" office:value="0.683927" calcext:value-type="float">
            <text:p>0,683927</text:p>
          </table:table-cell>
          <table:table-cell office:value-type="float" office:value="0.657438" calcext:value-type="float">
            <text:p>0,657438</text:p>
          </table:table-cell>
          <table:table-cell office:value-type="float" office:value="0.813225" calcext:value-type="float">
            <text:p>0,813225</text:p>
          </table:table-cell>
          <table:table-cell office:value-type="float" office:value="0.756196" calcext:value-type="float">
            <text:p>0,756196</text:p>
          </table:table-cell>
          <table:table-cell/>
          <table:table-cell table:formula="of:=[.$M$1]*[.I9]+(1-[.$M$1])*[.B10]" office:value-type="float" office:value="0.5485754897152" calcext:value-type="float">
            <text:p>0,5485754897</text:p>
          </table:table-cell>
          <table:table-cell table:formula="of:=[.$M$1]*[.J9]+(1-[.$M$1])*[.C10]" office:value-type="float" office:value="0.46496913165568" calcext:value-type="float">
            <text:p>0,4649691317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30586" calcext:value-type="float">
            <text:p>0,30586</text:p>
          </table:table-cell>
          <table:table-cell office:value-type="float" office:value="1.04966" calcext:value-type="float">
            <text:p>1,04966</text:p>
          </table:table-cell>
          <table:table-cell office:value-type="float" office:value="0.791522" calcext:value-type="float">
            <text:p>0,791522</text:p>
          </table:table-cell>
          <table:table-cell office:value-type="float" office:value="0.762932" calcext:value-type="float">
            <text:p>0,762932</text:p>
          </table:table-cell>
          <table:table-cell office:value-type="float" office:value="0.761863" calcext:value-type="float">
            <text:p>0,761863</text:p>
          </table:table-cell>
          <table:table-cell office:value-type="float" office:value="0.894206" calcext:value-type="float">
            <text:p>0,894206</text:p>
          </table:table-cell>
          <table:table-cell/>
          <table:table-cell table:formula="of:=[.$M$1]*[.I10]+(1-[.$M$1])*[.B11]" office:value-type="float" office:value="0.50003239177216" calcext:value-type="float">
            <text:p>0,5000323918</text:p>
          </table:table-cell>
          <table:table-cell table:formula="of:=[.$M$1]*[.J10]+(1-[.$M$1])*[.C11]" office:value-type="float" office:value="0.581907305324544" calcext:value-type="float">
            <text:p>0,5819073053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662239" calcext:value-type="float">
            <text:p>0,662239</text:p>
          </table:table-cell>
          <table:table-cell office:value-type="float" office:value="0.42809" calcext:value-type="float">
            <text:p>0,42809</text:p>
          </table:table-cell>
          <table:table-cell office:value-type="float" office:value="0.483419" calcext:value-type="float">
            <text:p>0,483419</text:p>
          </table:table-cell>
          <table:table-cell office:value-type="float" office:value="0.393665" calcext:value-type="float">
            <text:p>0,393665</text:p>
          </table:table-cell>
          <table:table-cell office:value-type="float" office:value="0.693865" calcext:value-type="float">
            <text:p>0,693865</text:p>
          </table:table-cell>
          <table:table-cell office:value-type="float" office:value="0.940029" calcext:value-type="float">
            <text:p>0,940029</text:p>
          </table:table-cell>
          <table:table-cell/>
          <table:table-cell table:formula="of:=[.$M$1]*[.I11]+(1-[.$M$1])*[.B12]" office:value-type="float" office:value="0.532473713417728" calcext:value-type="float">
            <text:p>0,5324737134</text:p>
          </table:table-cell>
          <table:table-cell table:formula="of:=[.$M$1]*[.J11]+(1-[.$M$1])*[.C12]" office:value-type="float" office:value="0.551143844259635" calcext:value-type="float">
            <text:p>0,551143844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290285" calcext:value-type="float">
            <text:p>0,290285</text:p>
          </table:table-cell>
          <table:table-cell office:value-type="float" office:value="0.487507" calcext:value-type="float">
            <text:p>0,487507</text:p>
          </table:table-cell>
          <table:table-cell office:value-type="float" office:value="0.807813" calcext:value-type="float">
            <text:p>0,807813</text:p>
          </table:table-cell>
          <table:table-cell office:value-type="float" office:value="0.78823" calcext:value-type="float">
            <text:p>0,78823</text:p>
          </table:table-cell>
          <table:table-cell office:value-type="float" office:value="0.745001" calcext:value-type="float">
            <text:p>0,745001</text:p>
          </table:table-cell>
          <table:table-cell office:value-type="float" office:value="0.85382" calcext:value-type="float">
            <text:p>0,85382</text:p>
          </table:table-cell>
          <table:table-cell/>
          <table:table-cell table:formula="of:=[.$M$1]*[.I12]+(1-[.$M$1])*[.B13]" office:value-type="float" office:value="0.484035970734182" calcext:value-type="float">
            <text:p>0,4840359707</text:p>
          </table:table-cell>
          <table:table-cell table:formula="of:=[.$M$1]*[.J12]+(1-[.$M$1])*[.C13]" office:value-type="float" office:value="0.538416475407708" calcext:value-type="float">
            <text:p>0,5384164754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5248" calcext:value-type="float">
            <text:p>0,55248</text:p>
          </table:table-cell>
          <table:table-cell office:value-type="float" office:value="0.38308" calcext:value-type="float">
            <text:p>0,38308</text:p>
          </table:table-cell>
          <table:table-cell office:value-type="float" office:value="0.727265" calcext:value-type="float">
            <text:p>0,727265</text:p>
          </table:table-cell>
          <table:table-cell office:value-type="float" office:value="0.675412" calcext:value-type="float">
            <text:p>0,675412</text:p>
          </table:table-cell>
          <table:table-cell office:value-type="float" office:value="0.724953" calcext:value-type="float">
            <text:p>0,724953</text:p>
          </table:table-cell>
          <table:table-cell office:value-type="float" office:value="0.920961" calcext:value-type="float">
            <text:p>0,920961</text:p>
          </table:table-cell>
          <table:table-cell/>
          <table:table-cell table:formula="of:=[.$M$1]*[.I13]+(1-[.$M$1])*[.B14]" office:value-type="float" office:value="0.497724776587346" calcext:value-type="float">
            <text:p>0,4977247766</text:p>
          </table:table-cell>
          <table:table-cell table:formula="of:=[.$M$1]*[.J13]+(1-[.$M$1])*[.C14]" office:value-type="float" office:value="0.507349180326167" calcext:value-type="float">
            <text:p>0,5073491803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363271" calcext:value-type="float">
            <text:p>0,363271</text:p>
          </table:table-cell>
          <table:table-cell office:value-type="float" office:value="0.433827" calcext:value-type="float">
            <text:p>0,433827</text:p>
          </table:table-cell>
          <table:table-cell office:value-type="float" office:value="0.835189" calcext:value-type="float">
            <text:p>0,835189</text:p>
          </table:table-cell>
          <table:table-cell office:value-type="float" office:value="0.813672" calcext:value-type="float">
            <text:p>0,813672</text:p>
          </table:table-cell>
          <table:table-cell office:value-type="float" office:value="0.720371" calcext:value-type="float">
            <text:p>0,720371</text:p>
          </table:table-cell>
          <table:table-cell office:value-type="float" office:value="0.893542" calcext:value-type="float">
            <text:p>0,893542</text:p>
          </table:table-cell>
          <table:table-cell/>
          <table:table-cell table:formula="of:=[.$M$1]*[.I14]+(1-[.$M$1])*[.B15]" office:value-type="float" office:value="0.470834021269877" calcext:value-type="float">
            <text:p>0,4708340213</text:p>
          </table:table-cell>
          <table:table-cell table:formula="of:=[.$M$1]*[.J14]+(1-[.$M$1])*[.C15]" office:value-type="float" office:value="0.492644744260933" calcext:value-type="float">
            <text:p>0,4926447443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318538" calcext:value-type="float">
            <text:p>0,318538</text:p>
          </table:table-cell>
          <table:table-cell office:value-type="float" office:value="0.468964" calcext:value-type="float">
            <text:p>0,468964</text:p>
          </table:table-cell>
          <table:table-cell office:value-type="float" office:value="0.666581" calcext:value-type="float">
            <text:p>0,666581</text:p>
          </table:table-cell>
          <table:table-cell office:value-type="float" office:value="0.61324" calcext:value-type="float">
            <text:p>0,61324</text:p>
          </table:table-cell>
          <table:table-cell office:value-type="float" office:value="0.80927" calcext:value-type="float">
            <text:p>0,80927</text:p>
          </table:table-cell>
          <table:table-cell office:value-type="float" office:value="0.886125" calcext:value-type="float">
            <text:p>0,886125</text:p>
          </table:table-cell>
          <table:table-cell/>
          <table:table-cell table:formula="of:=[.$M$1]*[.I15]+(1-[.$M$1])*[.B16]" office:value-type="float" office:value="0.440374817015901" calcext:value-type="float">
            <text:p>0,440374817</text:p>
          </table:table-cell>
          <table:table-cell table:formula="of:=[.$M$1]*[.J15]+(1-[.$M$1])*[.C16]" office:value-type="float" office:value="0.487908595408747" calcext:value-type="float">
            <text:p>0,4879085954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426827" calcext:value-type="float">
            <text:p>0,426827</text:p>
          </table:table-cell>
          <table:table-cell office:value-type="float" office:value="0.449372" calcext:value-type="float">
            <text:p>0,449372</text:p>
          </table:table-cell>
          <table:table-cell office:value-type="float" office:value="0.545255" calcext:value-type="float">
            <text:p>0,545255</text:p>
          </table:table-cell>
          <table:table-cell office:value-type="float" office:value="0.457468" calcext:value-type="float">
            <text:p>0,457468</text:p>
          </table:table-cell>
          <table:table-cell office:value-type="float" office:value="0.813736" calcext:value-type="float">
            <text:p>0,813736</text:p>
          </table:table-cell>
          <table:table-cell office:value-type="float" office:value="0.919253" calcext:value-type="float">
            <text:p>0,919253</text:p>
          </table:table-cell>
          <table:table-cell/>
          <table:table-cell table:formula="of:=[.$M$1]*[.I16]+(1-[.$M$1])*[.B17]" office:value-type="float" office:value="0.437665253612721" calcext:value-type="float">
            <text:p>0,4376652536</text:p>
          </table:table-cell>
          <table:table-cell table:formula="of:=[.$M$1]*[.J16]+(1-[.$M$1])*[.C17]" office:value-type="float" office:value="0.480201276326997" calcext:value-type="float">
            <text:p>0,4802012763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460534" calcext:value-type="float">
            <text:p>0,460534</text:p>
          </table:table-cell>
          <table:table-cell office:value-type="float" office:value="0.431301" calcext:value-type="float">
            <text:p>0,431301</text:p>
          </table:table-cell>
          <table:table-cell office:value-type="float" office:value="0.802037" calcext:value-type="float">
            <text:p>0,802037</text:p>
          </table:table-cell>
          <table:table-cell office:value-type="float" office:value="0.772327" calcext:value-type="float">
            <text:p>0,772327</text:p>
          </table:table-cell>
          <table:table-cell office:value-type="float" office:value="0.644802" calcext:value-type="float">
            <text:p>0,644802</text:p>
          </table:table-cell>
          <table:table-cell office:value-type="float" office:value="0.928377" calcext:value-type="float">
            <text:p>0,928377</text:p>
          </table:table-cell>
          <table:table-cell/>
          <table:table-cell table:formula="of:=[.$M$1]*[.I17]+(1-[.$M$1])*[.B18]" office:value-type="float" office:value="0.442239002890177" calcext:value-type="float">
            <text:p>0,4422390029</text:p>
          </table:table-cell>
          <table:table-cell table:formula="of:=[.$M$1]*[.J17]+(1-[.$M$1])*[.C18]" office:value-type="float" office:value="0.470421221061598" calcext:value-type="float">
            <text:p>0,4704212211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372457" calcext:value-type="float">
            <text:p>0,372457</text:p>
          </table:table-cell>
          <table:table-cell office:value-type="float" office:value="0.539536" calcext:value-type="float">
            <text:p>0,539536</text:p>
          </table:table-cell>
          <table:table-cell office:value-type="float" office:value="0.821097" calcext:value-type="float">
            <text:p>0,821097</text:p>
          </table:table-cell>
          <table:table-cell office:value-type="float" office:value="0.798403" calcext:value-type="float">
            <text:p>0,798403</text:p>
          </table:table-cell>
          <table:table-cell office:value-type="float" office:value="0.680456" calcext:value-type="float">
            <text:p>0,680456</text:p>
          </table:table-cell>
          <table:table-cell office:value-type="float" office:value="0.902993" calcext:value-type="float">
            <text:p>0,902993</text:p>
          </table:table-cell>
          <table:table-cell/>
          <table:table-cell table:formula="of:=[.$M$1]*[.I18]+(1-[.$M$1])*[.B19]" office:value-type="float" office:value="0.428282602312142" calcext:value-type="float">
            <text:p>0,4282826023</text:p>
          </table:table-cell>
          <table:table-cell table:formula="of:=[.$M$1]*[.J18]+(1-[.$M$1])*[.C19]" office:value-type="float" office:value="0.484244176849278" calcext:value-type="float">
            <text:p>0,4842441768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315735" calcext:value-type="float">
            <text:p>0,315735</text:p>
          </table:table-cell>
          <table:table-cell office:value-type="float" office:value="0.438376" calcext:value-type="float">
            <text:p>0,438376</text:p>
          </table:table-cell>
          <table:table-cell office:value-type="float" office:value="0.565307" calcext:value-type="float">
            <text:p>0,565307</text:p>
          </table:table-cell>
          <table:table-cell office:value-type="float" office:value="0.482397" calcext:value-type="float">
            <text:p>0,482397</text:p>
          </table:table-cell>
          <table:table-cell office:value-type="float" office:value="0.810276" calcext:value-type="float">
            <text:p>0,810276</text:p>
          </table:table-cell>
          <table:table-cell office:value-type="float" office:value="0.930502" calcext:value-type="float">
            <text:p>0,930502</text:p>
          </table:table-cell>
          <table:table-cell/>
          <table:table-cell table:formula="of:=[.$M$1]*[.I19]+(1-[.$M$1])*[.B20]" office:value-type="float" office:value="0.405773081849713" calcext:value-type="float">
            <text:p>0,4057730818</text:p>
          </table:table-cell>
          <table:table-cell table:formula="of:=[.$M$1]*[.J19]+(1-[.$M$1])*[.C20]" office:value-type="float" office:value="0.475070541479423" calcext:value-type="float">
            <text:p>0,4750705415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254888" calcext:value-type="float">
            <text:p>0,254888</text:p>
          </table:table-cell>
          <table:table-cell office:value-type="float" office:value="0.369094" calcext:value-type="float">
            <text:p>0,369094</text:p>
          </table:table-cell>
          <table:table-cell office:value-type="float" office:value="0.656266" calcext:value-type="float">
            <text:p>0,656266</text:p>
          </table:table-cell>
          <table:table-cell office:value-type="float" office:value="0.597322" calcext:value-type="float">
            <text:p>0,597322</text:p>
          </table:table-cell>
          <table:table-cell office:value-type="float" office:value="0.815727" calcext:value-type="float">
            <text:p>0,815727</text:p>
          </table:table-cell>
          <table:table-cell office:value-type="float" office:value="0.88084" calcext:value-type="float">
            <text:p>0,88084</text:p>
          </table:table-cell>
          <table:table-cell/>
          <table:table-cell table:formula="of:=[.$M$1]*[.I20]+(1-[.$M$1])*[.B21]" office:value-type="float" office:value="0.375596065479771" calcext:value-type="float">
            <text:p>0,3755960655</text:p>
          </table:table-cell>
          <table:table-cell table:formula="of:=[.$M$1]*[.J20]+(1-[.$M$1])*[.C21]" office:value-type="float" office:value="0.453875233183538" calcext:value-type="float">
            <text:p>0,453875233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28837" calcext:value-type="float">
            <text:p>0,328837</text:p>
          </table:table-cell>
          <table:table-cell office:value-type="float" office:value="0.457447" calcext:value-type="float">
            <text:p>0,457447</text:p>
          </table:table-cell>
          <table:table-cell office:value-type="float" office:value="0.831219" calcext:value-type="float">
            <text:p>0,831219</text:p>
          </table:table-cell>
          <table:table-cell office:value-type="float" office:value="0.811646" calcext:value-type="float">
            <text:p>0,811646</text:p>
          </table:table-cell>
          <table:table-cell office:value-type="float" office:value="0.74477" calcext:value-type="float">
            <text:p>0,74477</text:p>
          </table:table-cell>
          <table:table-cell office:value-type="float" office:value="0.878733" calcext:value-type="float">
            <text:p>0,878733</text:p>
          </table:table-cell>
          <table:table-cell/>
          <table:table-cell table:formula="of:=[.$M$1]*[.I21]+(1-[.$M$1])*[.B22]" office:value-type="float" office:value="0.366244252383817" calcext:value-type="float">
            <text:p>0,3662442524</text:p>
          </table:table-cell>
          <table:table-cell table:formula="of:=[.$M$1]*[.J21]+(1-[.$M$1])*[.C22]" office:value-type="float" office:value="0.45458958654683" calcext:value-type="float">
            <text:p>0,4545895865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406981" calcext:value-type="float">
            <text:p>0,406981</text:p>
          </table:table-cell>
          <table:table-cell office:value-type="float" office:value="0.362903" calcext:value-type="float">
            <text:p>0,362903</text:p>
          </table:table-cell>
          <table:table-cell office:value-type="float" office:value="0.861317" calcext:value-type="float">
            <text:p>0,861317</text:p>
          </table:table-cell>
          <table:table-cell office:value-type="float" office:value="0.846084" calcext:value-type="float">
            <text:p>0,846084</text:p>
          </table:table-cell>
          <table:table-cell office:value-type="float" office:value="0.605424" calcext:value-type="float">
            <text:p>0,605424</text:p>
          </table:table-cell>
          <table:table-cell office:value-type="float" office:value="0.914855" calcext:value-type="float">
            <text:p>0,914855</text:p>
          </table:table-cell>
          <table:table-cell/>
          <table:table-cell table:formula="of:=[.$M$1]*[.I22]+(1-[.$M$1])*[.B23]" office:value-type="float" office:value="0.374391601907053" calcext:value-type="float">
            <text:p>0,3743916019</text:p>
          </table:table-cell>
          <table:table-cell table:formula="of:=[.$M$1]*[.J22]+(1-[.$M$1])*[.C23]" office:value-type="float" office:value="0.436252269237464" calcext:value-type="float">
            <text:p>0,4362522692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25692" calcext:value-type="float">
            <text:p>0,25692</text:p>
          </table:table-cell>
          <table:table-cell office:value-type="float" office:value="0.392636" calcext:value-type="float">
            <text:p>0,392636</text:p>
          </table:table-cell>
          <table:table-cell office:value-type="float" office:value="0.741073" calcext:value-type="float">
            <text:p>0,741073</text:p>
          </table:table-cell>
          <table:table-cell office:value-type="float" office:value="0.699248" calcext:value-type="float">
            <text:p>0,699248</text:p>
          </table:table-cell>
          <table:table-cell office:value-type="float" office:value="0.796773" calcext:value-type="float">
            <text:p>0,796773</text:p>
          </table:table-cell>
          <table:table-cell office:value-type="float" office:value="0.904367" calcext:value-type="float">
            <text:p>0,904367</text:p>
          </table:table-cell>
          <table:table-cell/>
          <table:table-cell table:formula="of:=[.$M$1]*[.I23]+(1-[.$M$1])*[.B24]" office:value-type="float" office:value="0.350897281525643" calcext:value-type="float">
            <text:p>0,3508972815</text:p>
          </table:table-cell>
          <table:table-cell table:formula="of:=[.$M$1]*[.J23]+(1-[.$M$1])*[.C24]" office:value-type="float" office:value="0.427529015389972" calcext:value-type="float">
            <text:p>0,4275290154</text:p>
          </table:table-cell>
          <table:table-cell table:number-columns-repeated="3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318019" calcext:value-type="float">
            <text:p>0,318019</text:p>
          </table:table-cell>
          <table:table-cell office:value-type="float" office:value="0.40268" calcext:value-type="float">
            <text:p>0,40268</text:p>
          </table:table-cell>
          <table:table-cell office:value-type="float" office:value="0.774222" calcext:value-type="float">
            <text:p>0,774222</text:p>
          </table:table-cell>
          <table:table-cell office:value-type="float" office:value="0.734354" calcext:value-type="float">
            <text:p>0,734354</text:p>
          </table:table-cell>
          <table:table-cell office:value-type="float" office:value="0.738536" calcext:value-type="float">
            <text:p>0,738536</text:p>
          </table:table-cell>
          <table:table-cell office:value-type="float" office:value="0.924913" calcext:value-type="float">
            <text:p>0,924913</text:p>
          </table:table-cell>
          <table:table-cell/>
          <table:table-cell table:formula="of:=[.$M$1]*[.I24]+(1-[.$M$1])*[.B25]" office:value-type="float" office:value="0.344321625220514" calcext:value-type="float">
            <text:p>0,3443216252</text:p>
          </table:table-cell>
          <table:table-cell table:formula="of:=[.$M$1]*[.J24]+(1-[.$M$1])*[.C25]" office:value-type="float" office:value="0.422559212311977" calcext:value-type="float">
            <text:p>0,4225592123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279838" calcext:value-type="float">
            <text:p>0,279838</text:p>
          </table:table-cell>
          <table:table-cell office:value-type="float" office:value="0.670726" calcext:value-type="float">
            <text:p>0,670726</text:p>
          </table:table-cell>
          <table:table-cell office:value-type="float" office:value="0.804984" calcext:value-type="float">
            <text:p>0,804984</text:p>
          </table:table-cell>
          <table:table-cell office:value-type="float" office:value="0.772218" calcext:value-type="float">
            <text:p>0,772218</text:p>
          </table:table-cell>
          <table:table-cell office:value-type="float" office:value="0.693776" calcext:value-type="float">
            <text:p>0,693776</text:p>
          </table:table-cell>
          <table:table-cell office:value-type="float" office:value="0.929654" calcext:value-type="float">
            <text:p>0,929654</text:p>
          </table:table-cell>
          <table:table-cell/>
          <table:table-cell table:formula="of:=[.$M$1]*[.I25]+(1-[.$M$1])*[.B26]" office:value-type="float" office:value="0.331424900176411" calcext:value-type="float">
            <text:p>0,3314249002</text:p>
          </table:table-cell>
          <table:table-cell table:formula="of:=[.$M$1]*[.J25]+(1-[.$M$1])*[.C26]" office:value-type="float" office:value="0.472192569849582" calcext:value-type="float">
            <text:p>0,4721925698</text:p>
          </table:table-cell>
          <table:table-cell table:number-columns-repeated="3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683931" calcext:value-type="float">
            <text:p>0,683931</text:p>
          </table:table-cell>
          <table:table-cell office:value-type="float" office:value="0.374854" calcext:value-type="float">
            <text:p>0,374854</text:p>
          </table:table-cell>
          <table:table-cell office:value-type="float" office:value="0.688851" calcext:value-type="float">
            <text:p>0,688851</text:p>
          </table:table-cell>
          <table:table-cell office:value-type="float" office:value="0.664209" calcext:value-type="float">
            <text:p>0,664209</text:p>
          </table:table-cell>
          <table:table-cell office:value-type="float" office:value="0.786354" calcext:value-type="float">
            <text:p>0,786354</text:p>
          </table:table-cell>
          <table:table-cell office:value-type="float" office:value="0.728314" calcext:value-type="float">
            <text:p>0,728314</text:p>
          </table:table-cell>
          <table:table-cell/>
          <table:table-cell table:formula="of:=[.$M$1]*[.I26]+(1-[.$M$1])*[.B27]" office:value-type="float" office:value="0.401926120141129" calcext:value-type="float">
            <text:p>0,4019261201</text:p>
          </table:table-cell>
          <table:table-cell table:formula="of:=[.$M$1]*[.J26]+(1-[.$M$1])*[.C27]" office:value-type="float" office:value="0.452724855879665" calcext:value-type="float">
            <text:p>0,4527248559</text:p>
          </table:table-cell>
          <table:table-cell table:number-columns-repeated="3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291402" calcext:value-type="float">
            <text:p>0,291402</text:p>
          </table:table-cell>
          <table:table-cell office:value-type="float" office:value="0.575432" calcext:value-type="float">
            <text:p>0,575432</text:p>
          </table:table-cell>
          <table:table-cell office:value-type="float" office:value="0.793321" calcext:value-type="float">
            <text:p>0,793321</text:p>
          </table:table-cell>
          <table:table-cell office:value-type="float" office:value="0.760412" calcext:value-type="float">
            <text:p>0,760412</text:p>
          </table:table-cell>
          <table:table-cell office:value-type="float" office:value="0.749839" calcext:value-type="float">
            <text:p>0,749839</text:p>
          </table:table-cell>
          <table:table-cell office:value-type="float" office:value="0.898259" calcext:value-type="float">
            <text:p>0,898259</text:p>
          </table:table-cell>
          <table:table-cell/>
          <table:table-cell table:formula="of:=[.$M$1]*[.I27]+(1-[.$M$1])*[.B28]" office:value-type="float" office:value="0.379821296112903" calcext:value-type="float">
            <text:p>0,3798212961</text:p>
          </table:table-cell>
          <table:table-cell table:formula="of:=[.$M$1]*[.J27]+(1-[.$M$1])*[.C28]" office:value-type="float" office:value="0.477266284703732" calcext:value-type="float">
            <text:p>0,4772662847</text:p>
          </table:table-cell>
          <table:table-cell table:number-columns-repeated="3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387004" calcext:value-type="float">
            <text:p>0,387004</text:p>
          </table:table-cell>
          <table:table-cell office:value-type="float" office:value="0.400448" calcext:value-type="float">
            <text:p>0,400448</text:p>
          </table:table-cell>
          <table:table-cell office:value-type="float" office:value="0.631552" calcext:value-type="float">
            <text:p>0,631552</text:p>
          </table:table-cell>
          <table:table-cell office:value-type="float" office:value="0.558127" calcext:value-type="float">
            <text:p>0,558127</text:p>
          </table:table-cell>
          <table:table-cell office:value-type="float" office:value="0.740319" calcext:value-type="float">
            <text:p>0,740319</text:p>
          </table:table-cell>
          <table:table-cell office:value-type="float" office:value="0.940201" calcext:value-type="float">
            <text:p>0,940201</text:p>
          </table:table-cell>
          <table:table-cell/>
          <table:table-cell table:formula="of:=[.$M$1]*[.I28]+(1-[.$M$1])*[.B29]" office:value-type="float" office:value="0.381257836890323" calcext:value-type="float">
            <text:p>0,3812578369</text:p>
          </table:table-cell>
          <table:table-cell table:formula="of:=[.$M$1]*[.J28]+(1-[.$M$1])*[.C29]" office:value-type="float" office:value="0.461902627762986" calcext:value-type="float">
            <text:p>0,4619026278</text:p>
          </table:table-cell>
          <table:table-cell table:number-columns-repeated="3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335815" calcext:value-type="float">
            <text:p>0,335815</text:p>
          </table:table-cell>
          <table:table-cell office:value-type="float" office:value="0.491187" calcext:value-type="float">
            <text:p>0,491187</text:p>
          </table:table-cell>
          <table:table-cell office:value-type="float" office:value="0.745861" calcext:value-type="float">
            <text:p>0,745861</text:p>
          </table:table-cell>
          <table:table-cell office:value-type="float" office:value="0.698797" calcext:value-type="float">
            <text:p>0,698797</text:p>
          </table:table-cell>
          <table:table-cell office:value-type="float" office:value="0.756974" calcext:value-type="float">
            <text:p>0,756974</text:p>
          </table:table-cell>
          <table:table-cell office:value-type="float" office:value="0.929232" calcext:value-type="float">
            <text:p>0,929232</text:p>
          </table:table-cell>
          <table:table-cell/>
          <table:table-cell table:formula="of:=[.$M$1]*[.I29]+(1-[.$M$1])*[.B30]" office:value-type="float" office:value="0.372169269512258" calcext:value-type="float">
            <text:p>0,3721692695</text:p>
          </table:table-cell>
          <table:table-cell table:formula="of:=[.$M$1]*[.J29]+(1-[.$M$1])*[.C30]" office:value-type="float" office:value="0.467759502210389" calcext:value-type="float">
            <text:p>0,4677595022</text:p>
          </table:table-cell>
          <table:table-cell table:number-columns-repeated="3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427784" calcext:value-type="float">
            <text:p>0,427784</text:p>
          </table:table-cell>
          <table:table-cell office:value-type="float" office:value="0.50024" calcext:value-type="float">
            <text:p>0,50024</text:p>
          </table:table-cell>
          <table:table-cell office:value-type="float" office:value="0.583207" calcext:value-type="float">
            <text:p>0,583207</text:p>
          </table:table-cell>
          <table:table-cell office:value-type="float" office:value="0.507513" calcext:value-type="float">
            <text:p>0,507513</text:p>
          </table:table-cell>
          <table:table-cell office:value-type="float" office:value="0.780273" calcext:value-type="float">
            <text:p>0,780273</text:p>
          </table:table-cell>
          <table:table-cell office:value-type="float" office:value="0.925234" calcext:value-type="float">
            <text:p>0,925234</text:p>
          </table:table-cell>
          <table:table-cell/>
          <table:table-cell table:formula="of:=[.$M$1]*[.I30]+(1-[.$M$1])*[.B31]" office:value-type="float" office:value="0.383292215609806" calcext:value-type="float">
            <text:p>0,3832922156</text:p>
          </table:table-cell>
          <table:table-cell table:formula="of:=[.$M$1]*[.J30]+(1-[.$M$1])*[.C31]" office:value-type="float" office:value="0.474255601768311" calcext:value-type="float">
            <text:p>0,4742556018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385629" calcext:value-type="float">
            <text:p>0,385629</text:p>
          </table:table-cell>
          <table:table-cell office:value-type="float" office:value="0.384888" calcext:value-type="float">
            <text:p>0,384888</text:p>
          </table:table-cell>
          <table:table-cell office:value-type="float" office:value="0.778969" calcext:value-type="float">
            <text:p>0,778969</text:p>
          </table:table-cell>
          <table:table-cell office:value-type="float" office:value="0.746764" calcext:value-type="float">
            <text:p>0,746764</text:p>
          </table:table-cell>
          <table:table-cell office:value-type="float" office:value="0.657614" calcext:value-type="float">
            <text:p>0,657614</text:p>
          </table:table-cell>
          <table:table-cell office:value-type="float" office:value="0.872141" calcext:value-type="float">
            <text:p>0,872141</text:p>
          </table:table-cell>
          <table:table-cell/>
          <table:table-cell table:formula="of:=[.$M$1]*[.I31]+(1-[.$M$1])*[.B32]" office:value-type="float" office:value="0.383759572487845" calcext:value-type="float">
            <text:p>0,3837595725</text:p>
          </table:table-cell>
          <table:table-cell table:formula="of:=[.$M$1]*[.J31]+(1-[.$M$1])*[.C32]" office:value-type="float" office:value="0.456382081414649" calcext:value-type="float">
            <text:p>0,4563820814</text:p>
          </table:table-cell>
          <table:table-cell table:number-columns-repeated="3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27576" calcext:value-type="float">
            <text:p>0,27576</text:p>
          </table:table-cell>
          <table:table-cell office:value-type="float" office:value="0.386863" calcext:value-type="float">
            <text:p>0,386863</text:p>
          </table:table-cell>
          <table:table-cell office:value-type="float" office:value="0.692215" calcext:value-type="float">
            <text:p>0,692215</text:p>
          </table:table-cell>
          <table:table-cell office:value-type="float" office:value="0.637326" calcext:value-type="float">
            <text:p>0,637326</text:p>
          </table:table-cell>
          <table:table-cell office:value-type="float" office:value="0.794415" calcext:value-type="float">
            <text:p>0,794415</text:p>
          </table:table-cell>
          <table:table-cell office:value-type="float" office:value="0.923738" calcext:value-type="float">
            <text:p>0,923738</text:p>
          </table:table-cell>
          <table:table-cell/>
          <table:table-cell table:formula="of:=[.$M$1]*[.I32]+(1-[.$M$1])*[.B33]" office:value-type="float" office:value="0.362159657990276" calcext:value-type="float">
            <text:p>0,362159658</text:p>
          </table:table-cell>
          <table:table-cell table:formula="of:=[.$M$1]*[.J32]+(1-[.$M$1])*[.C33]" office:value-type="float" office:value="0.442478265131719" calcext:value-type="float">
            <text:p>0,4424782651</text:p>
          </table:table-cell>
          <table:table-cell table:number-columns-repeated="3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266696" calcext:value-type="float">
            <text:p>0,266696</text:p>
          </table:table-cell>
          <table:table-cell office:value-type="float" office:value="0.355644" calcext:value-type="float">
            <text:p>0,355644</text:p>
          </table:table-cell>
          <table:table-cell office:value-type="float" office:value="0.859678" calcext:value-type="float">
            <text:p>0,859678</text:p>
          </table:table-cell>
          <table:table-cell office:value-type="float" office:value="0.848294" calcext:value-type="float">
            <text:p>0,848294</text:p>
          </table:table-cell>
          <table:table-cell office:value-type="float" office:value="0.670576" calcext:value-type="float">
            <text:p>0,670576</text:p>
          </table:table-cell>
          <table:table-cell office:value-type="float" office:value="0.86639" calcext:value-type="float">
            <text:p>0,86639</text:p>
          </table:table-cell>
          <table:table-cell/>
          <table:table-cell table:formula="of:=[.$M$1]*[.I33]+(1-[.$M$1])*[.B34]" office:value-type="float" office:value="0.343066926392221" calcext:value-type="float">
            <text:p>0,3430669264</text:p>
          </table:table-cell>
          <table:table-cell table:formula="of:=[.$M$1]*[.J33]+(1-[.$M$1])*[.C34]" office:value-type="float" office:value="0.425111412105375" calcext:value-type="float">
            <text:p>0,4251114121</text:p>
          </table:table-cell>
          <table:table-cell table:number-columns-repeated="3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416459" calcext:value-type="float">
            <text:p>0,416459</text:p>
          </table:table-cell>
          <table:table-cell office:value-type="float" office:value="0.321346" calcext:value-type="float">
            <text:p>0,321346</text:p>
          </table:table-cell>
          <table:table-cell office:value-type="float" office:value="0.850873" calcext:value-type="float">
            <text:p>0,850873</text:p>
          </table:table-cell>
          <table:table-cell office:value-type="float" office:value="0.843569" calcext:value-type="float">
            <text:p>0,843569</text:p>
          </table:table-cell>
          <table:table-cell office:value-type="float" office:value="0.725274" calcext:value-type="float">
            <text:p>0,725274</text:p>
          </table:table-cell>
          <table:table-cell office:value-type="float" office:value="0.841226" calcext:value-type="float">
            <text:p>0,841226</text:p>
          </table:table-cell>
          <table:table-cell/>
          <table:table-cell table:formula="of:=[.$M$1]*[.I34]+(1-[.$M$1])*[.B35]" office:value-type="float" office:value="0.357745341113777" calcext:value-type="float">
            <text:p>0,3577453411</text:p>
          </table:table-cell>
          <table:table-cell table:formula="of:=[.$M$1]*[.J34]+(1-[.$M$1])*[.C35]" office:value-type="float" office:value="0.4043583296843" calcext:value-type="float">
            <text:p>0,4043583297</text:p>
          </table:table-cell>
          <table:table-cell table:number-columns-repeated="3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238356" calcext:value-type="float">
            <text:p>0,238356</text:p>
          </table:table-cell>
          <table:table-cell office:value-type="float" office:value="0.410487" calcext:value-type="float">
            <text:p>0,410487</text:p>
          </table:table-cell>
          <table:table-cell office:value-type="float" office:value="0.870568" calcext:value-type="float">
            <text:p>0,870568</text:p>
          </table:table-cell>
          <table:table-cell office:value-type="float" office:value="0.857109" calcext:value-type="float">
            <text:p>0,857109</text:p>
          </table:table-cell>
          <table:table-cell office:value-type="float" office:value="0.680481" calcext:value-type="float">
            <text:p>0,680481</text:p>
          </table:table-cell>
          <table:table-cell office:value-type="float" office:value="0.911815" calcext:value-type="float">
            <text:p>0,911815</text:p>
          </table:table-cell>
          <table:table-cell/>
          <table:table-cell table:formula="of:=[.$M$1]*[.I35]+(1-[.$M$1])*[.B36]" office:value-type="float" office:value="0.333867472891021" calcext:value-type="float">
            <text:p>0,3338674729</text:p>
          </table:table-cell>
          <table:table-cell table:formula="of:=[.$M$1]*[.J35]+(1-[.$M$1])*[.C36]" office:value-type="float" office:value="0.40558406374744" calcext:value-type="float">
            <text:p>0,4055840637</text:p>
          </table:table-cell>
          <table:table-cell table:number-columns-repeated="3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228524" calcext:value-type="float">
            <text:p>0,228524</text:p>
          </table:table-cell>
          <table:table-cell office:value-type="float" office:value="0.869233" calcext:value-type="float">
            <text:p>0,869233</text:p>
          </table:table-cell>
          <table:table-cell office:value-type="float" office:value="0.820557" calcext:value-type="float">
            <text:p>0,820557</text:p>
          </table:table-cell>
          <table:table-cell office:value-type="float" office:value="0.791102" calcext:value-type="float">
            <text:p>0,791102</text:p>
          </table:table-cell>
          <table:table-cell office:value-type="float" office:value="0.655588" calcext:value-type="float">
            <text:p>0,655588</text:p>
          </table:table-cell>
          <table:table-cell office:value-type="float" office:value="0.925348" calcext:value-type="float">
            <text:p>0,925348</text:p>
          </table:table-cell>
          <table:table-cell/>
          <table:table-cell table:formula="of:=[.$M$1]*[.I36]+(1-[.$M$1])*[.B37]" office:value-type="float" office:value="0.312798778312817" calcext:value-type="float">
            <text:p>0,3127987783</text:p>
          </table:table-cell>
          <table:table-cell table:formula="of:=[.$M$1]*[.J36]+(1-[.$M$1])*[.C37]" office:value-type="float" office:value="0.498313850997952" calcext:value-type="float">
            <text:p>0,498313851</text:p>
          </table:table-cell>
          <table:table-cell table:number-columns-repeated="3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289408" calcext:value-type="float">
            <text:p>0,289408</text:p>
          </table:table-cell>
          <table:table-cell office:value-type="float" office:value="1.35969" calcext:value-type="float">
            <text:p>1,35969</text:p>
          </table:table-cell>
          <table:table-cell office:value-type="float" office:value="0.555586" calcext:value-type="float">
            <text:p>0,555586</text:p>
          </table:table-cell>
          <table:table-cell office:value-type="float" office:value="0.486223" calcext:value-type="float">
            <text:p>0,486223</text:p>
          </table:table-cell>
          <table:table-cell office:value-type="float" office:value="0.659058" calcext:value-type="float">
            <text:p>0,659058</text:p>
          </table:table-cell>
          <table:table-cell office:value-type="float" office:value="0.91611" calcext:value-type="float">
            <text:p>0,91611</text:p>
          </table:table-cell>
          <table:table-cell/>
          <table:table-cell table:formula="of:=[.$M$1]*[.I37]+(1-[.$M$1])*[.B38]" office:value-type="float" office:value="0.308120622650254" calcext:value-type="float">
            <text:p>0,3081206227</text:p>
          </table:table-cell>
          <table:table-cell table:formula="of:=[.$M$1]*[.J37]+(1-[.$M$1])*[.C38]" office:value-type="float" office:value="0.670589080798362" calcext:value-type="float">
            <text:p>0,6705890808</text:p>
          </table:table-cell>
          <table:table-cell table:number-columns-repeated="3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411187" calcext:value-type="float">
            <text:p>0,411187</text:p>
          </table:table-cell>
          <table:table-cell office:value-type="float" office:value="0.409468" calcext:value-type="float">
            <text:p>0,409468</text:p>
          </table:table-cell>
          <table:table-cell office:value-type="float" office:value="0.684452" calcext:value-type="float">
            <text:p>0,684452</text:p>
          </table:table-cell>
          <table:table-cell office:value-type="float" office:value="0.660737" calcext:value-type="float">
            <text:p>0,660737</text:p>
          </table:table-cell>
          <table:table-cell office:value-type="float" office:value="0.236624" calcext:value-type="float">
            <text:p>0,236624</text:p>
          </table:table-cell>
          <table:table-cell office:value-type="float" office:value="0.917635" calcext:value-type="float">
            <text:p>0,917635</text:p>
          </table:table-cell>
          <table:table-cell/>
          <table:table-cell table:formula="of:=[.$M$1]*[.I38]+(1-[.$M$1])*[.B39]" office:value-type="float" office:value="0.328733898120203" calcext:value-type="float">
            <text:p>0,3287338981</text:p>
          </table:table-cell>
          <table:table-cell table:formula="of:=[.$M$1]*[.J38]+(1-[.$M$1])*[.C39]" office:value-type="float" office:value="0.618364864638689" calcext:value-type="float">
            <text:p>0,6183648646</text:p>
          </table:table-cell>
          <table:table-cell table:number-columns-repeated="3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312274" calcext:value-type="float">
            <text:p>0,312274</text:p>
          </table:table-cell>
          <table:table-cell office:value-type="float" office:value="0.454611" calcext:value-type="float">
            <text:p>0,454611</text:p>
          </table:table-cell>
          <table:table-cell office:value-type="float" office:value="0.877062" calcext:value-type="float">
            <text:p>0,877062</text:p>
          </table:table-cell>
          <table:table-cell office:value-type="float" office:value="0.884187" calcext:value-type="float">
            <text:p>0,884187</text:p>
          </table:table-cell>
          <table:table-cell office:value-type="float" office:value="0.65627" calcext:value-type="float">
            <text:p>0,65627</text:p>
          </table:table-cell>
          <table:table-cell office:value-type="float" office:value="0.790978" calcext:value-type="float">
            <text:p>0,790978</text:p>
          </table:table-cell>
          <table:table-cell/>
          <table:table-cell table:formula="of:=[.$M$1]*[.I39]+(1-[.$M$1])*[.B40]" office:value-type="float" office:value="0.325441918496162" calcext:value-type="float">
            <text:p>0,3254419185</text:p>
          </table:table-cell>
          <table:table-cell table:formula="of:=[.$M$1]*[.J39]+(1-[.$M$1])*[.C40]" office:value-type="float" office:value="0.585614091710951" calcext:value-type="float">
            <text:p>0,5856140917</text:p>
          </table:table-cell>
          <table:table-cell table:number-columns-repeated="3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290514" calcext:value-type="float">
            <text:p>0,290514</text:p>
          </table:table-cell>
          <table:table-cell office:value-type="float" office:value="0.426375" calcext:value-type="float">
            <text:p>0,426375</text:p>
          </table:table-cell>
          <table:table-cell office:value-type="float" office:value="0.678865" calcext:value-type="float">
            <text:p>0,678865</text:p>
          </table:table-cell>
          <table:table-cell office:value-type="float" office:value="0.642957" calcext:value-type="float">
            <text:p>0,642957</text:p>
          </table:table-cell>
          <table:table-cell office:value-type="float" office:value="0.814896" calcext:value-type="float">
            <text:p>0,814896</text:p>
          </table:table-cell>
          <table:table-cell office:value-type="float" office:value="0.81517" calcext:value-type="float">
            <text:p>0,81517</text:p>
          </table:table-cell>
          <table:table-cell/>
          <table:table-cell table:formula="of:=[.$M$1]*[.I40]+(1-[.$M$1])*[.B41]" office:value-type="float" office:value="0.31845633479693" calcext:value-type="float">
            <text:p>0,3184563348</text:p>
          </table:table-cell>
          <table:table-cell table:formula="of:=[.$M$1]*[.J40]+(1-[.$M$1])*[.C41]" office:value-type="float" office:value="0.553766273368761" calcext:value-type="float">
            <text:p>0,5537662734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260764" calcext:value-type="float">
            <text:p>0,260764</text:p>
          </table:table-cell>
          <table:table-cell office:value-type="float" office:value="0.513979" calcext:value-type="float">
            <text:p>0,513979</text:p>
          </table:table-cell>
          <table:table-cell office:value-type="float" office:value="0.819094" calcext:value-type="float">
            <text:p>0,819094</text:p>
          </table:table-cell>
          <table:table-cell office:value-type="float" office:value="0.819377" calcext:value-type="float">
            <text:p>0,819377</text:p>
          </table:table-cell>
          <table:table-cell office:value-type="float" office:value="0.747037" calcext:value-type="float">
            <text:p>0,747037</text:p>
          </table:table-cell>
          <table:table-cell office:value-type="float" office:value="0.763874" calcext:value-type="float">
            <text:p>0,763874</text:p>
          </table:table-cell>
          <table:table-cell/>
          <table:table-cell table:formula="of:=[.$M$1]*[.I41]+(1-[.$M$1])*[.B42]" office:value-type="float" office:value="0.306917867837544" calcext:value-type="float">
            <text:p>0,3069178678</text:p>
          </table:table-cell>
          <table:table-cell table:formula="of:=[.$M$1]*[.J41]+(1-[.$M$1])*[.C42]" office:value-type="float" office:value="0.545808818695009" calcext:value-type="float">
            <text:p>0,5458088187</text:p>
          </table:table-cell>
          <table:table-cell table:number-columns-repeated="3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514841" calcext:value-type="float">
            <text:p>0,514841</text:p>
          </table:table-cell>
          <table:table-cell office:value-type="float" office:value="0.360967" calcext:value-type="float">
            <text:p>0,360967</text:p>
          </table:table-cell>
          <table:table-cell office:value-type="float" office:value="0.634153" calcext:value-type="float">
            <text:p>0,634153</text:p>
          </table:table-cell>
          <table:table-cell office:value-type="float" office:value="0.562477" calcext:value-type="float">
            <text:p>0,562477</text:p>
          </table:table-cell>
          <table:table-cell office:value-type="float" office:value="0.71767" calcext:value-type="float">
            <text:p>0,71767</text:p>
          </table:table-cell>
          <table:table-cell office:value-type="float" office:value="0.945947" calcext:value-type="float">
            <text:p>0,945947</text:p>
          </table:table-cell>
          <table:table-cell/>
          <table:table-cell table:formula="of:=[.$M$1]*[.I42]+(1-[.$M$1])*[.B43]" office:value-type="float" office:value="0.348502494270035" calcext:value-type="float">
            <text:p>0,3485024943</text:p>
          </table:table-cell>
          <table:table-cell table:formula="of:=[.$M$1]*[.J42]+(1-[.$M$1])*[.C43]" office:value-type="float" office:value="0.508840454956007" calcext:value-type="float">
            <text:p>0,508840455</text:p>
          </table:table-cell>
          <table:table-cell table:number-columns-repeated="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274232" calcext:value-type="float">
            <text:p>0,274232</text:p>
          </table:table-cell>
          <table:table-cell office:value-type="float" office:value="0.402349" calcext:value-type="float">
            <text:p>0,402349</text:p>
          </table:table-cell>
          <table:table-cell office:value-type="float" office:value="0.784212" calcext:value-type="float">
            <text:p>0,784212</text:p>
          </table:table-cell>
          <table:table-cell office:value-type="float" office:value="0.755558" calcext:value-type="float">
            <text:p>0,755558</text:p>
          </table:table-cell>
          <table:table-cell office:value-type="float" office:value="0.726482" calcext:value-type="float">
            <text:p>0,726482</text:p>
          </table:table-cell>
          <table:table-cell office:value-type="float" office:value="0.896616" calcext:value-type="float">
            <text:p>0,896616</text:p>
          </table:table-cell>
          <table:table-cell/>
          <table:table-cell table:formula="of:=[.$M$1]*[.I43]+(1-[.$M$1])*[.B44]" office:value-type="float" office:value="0.333648395416028" calcext:value-type="float">
            <text:p>0,3336483954</text:p>
          </table:table-cell>
          <table:table-cell table:formula="of:=[.$M$1]*[.J43]+(1-[.$M$1])*[.C44]" office:value-type="float" office:value="0.487542163964806" calcext:value-type="float">
            <text:p>0,487542164</text:p>
          </table:table-cell>
          <table:table-cell table:number-columns-repeated="3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419105" calcext:value-type="float">
            <text:p>0,419105</text:p>
          </table:table-cell>
          <table:table-cell office:value-type="float" office:value="0.39106" calcext:value-type="float">
            <text:p>0,39106</text:p>
          </table:table-cell>
          <table:table-cell office:value-type="float" office:value="0.906426" calcext:value-type="float">
            <text:p>0,906426</text:p>
          </table:table-cell>
          <table:table-cell office:value-type="float" office:value="0.910895" calcext:value-type="float">
            <text:p>0,910895</text:p>
          </table:table-cell>
          <table:table-cell office:value-type="float" office:value="0.534581" calcext:value-type="float">
            <text:p>0,534581</text:p>
          </table:table-cell>
          <table:table-cell office:value-type="float" office:value="0.887382" calcext:value-type="float">
            <text:p>0,887382</text:p>
          </table:table-cell>
          <table:table-cell/>
          <table:table-cell table:formula="of:=[.$M$1]*[.I44]+(1-[.$M$1])*[.B45]" office:value-type="float" office:value="0.350739716332822" calcext:value-type="float">
            <text:p>0,3507397163</text:p>
          </table:table-cell>
          <table:table-cell table:formula="of:=[.$M$1]*[.J44]+(1-[.$M$1])*[.C45]" office:value-type="float" office:value="0.468245731171845" calcext:value-type="float">
            <text:p>0,4682457312</text:p>
          </table:table-cell>
          <table:table-cell table:number-columns-repeated="3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32219" calcext:value-type="float">
            <text:p>0,32219</text:p>
          </table:table-cell>
          <table:table-cell office:value-type="float" office:value="0.434328" calcext:value-type="float">
            <text:p>0,434328</text:p>
          </table:table-cell>
          <table:table-cell office:value-type="float" office:value="0.883295" calcext:value-type="float">
            <text:p>0,883295</text:p>
          </table:table-cell>
          <table:table-cell office:value-type="float" office:value="0.884896" calcext:value-type="float">
            <text:p>0,884896</text:p>
          </table:table-cell>
          <table:table-cell office:value-type="float" office:value="0.650577" calcext:value-type="float">
            <text:p>0,650577</text:p>
          </table:table-cell>
          <table:table-cell office:value-type="float" office:value="0.838349" calcext:value-type="float">
            <text:p>0,838349</text:p>
          </table:table-cell>
          <table:table-cell/>
          <table:table-cell table:formula="of:=[.$M$1]*[.I45]+(1-[.$M$1])*[.B46]" office:value-type="float" office:value="0.345029773066258" calcext:value-type="float">
            <text:p>0,3450297731</text:p>
          </table:table-cell>
          <table:table-cell table:formula="of:=[.$M$1]*[.J45]+(1-[.$M$1])*[.C46]" office:value-type="float" office:value="0.461462184937476" calcext:value-type="float">
            <text:p>0,4614621849</text:p>
          </table:table-cell>
          <table:table-cell table:number-columns-repeated="3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292117" calcext:value-type="float">
            <text:p>0,292117</text:p>
          </table:table-cell>
          <table:table-cell office:value-type="float" office:value="0.360406" calcext:value-type="float">
            <text:p>0,360406</text:p>
          </table:table-cell>
          <table:table-cell office:value-type="float" office:value="0.768276" calcext:value-type="float">
            <text:p>0,768276</text:p>
          </table:table-cell>
          <table:table-cell office:value-type="float" office:value="0.746054" calcext:value-type="float">
            <text:p>0,746054</text:p>
          </table:table-cell>
          <table:table-cell office:value-type="float" office:value="0.761075" calcext:value-type="float">
            <text:p>0,761075</text:p>
          </table:table-cell>
          <table:table-cell office:value-type="float" office:value="0.814422" calcext:value-type="float">
            <text:p>0,814422</text:p>
          </table:table-cell>
          <table:table-cell/>
          <table:table-cell table:formula="of:=[.$M$1]*[.I46]+(1-[.$M$1])*[.B47]" office:value-type="float" office:value="0.334447218453006" calcext:value-type="float">
            <text:p>0,3344472185</text:p>
          </table:table-cell>
          <table:table-cell table:formula="of:=[.$M$1]*[.J46]+(1-[.$M$1])*[.C47]" office:value-type="float" office:value="0.441250947949981" calcext:value-type="float">
            <text:p>0,4412509479</text:p>
          </table:table-cell>
          <table:table-cell table:number-columns-repeated="3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33963" calcext:value-type="float">
            <text:p>0,33963</text:p>
          </table:table-cell>
          <table:table-cell office:value-type="float" office:value="0.583425" calcext:value-type="float">
            <text:p>0,583425</text:p>
          </table:table-cell>
          <table:table-cell office:value-type="float" office:value="0.831678" calcext:value-type="float">
            <text:p>0,831678</text:p>
          </table:table-cell>
          <table:table-cell office:value-type="float" office:value="0.81452" calcext:value-type="float">
            <text:p>0,81452</text:p>
          </table:table-cell>
          <table:table-cell office:value-type="float" office:value="0.736302" calcext:value-type="float">
            <text:p>0,736302</text:p>
          </table:table-cell>
          <table:table-cell office:value-type="float" office:value="0.84731" calcext:value-type="float">
            <text:p>0,84731</text:p>
          </table:table-cell>
          <table:table-cell/>
          <table:table-cell table:formula="of:=[.$M$1]*[.I47]+(1-[.$M$1])*[.B48]" office:value-type="float" office:value="0.335483774762405" calcext:value-type="float">
            <text:p>0,3354837748</text:p>
          </table:table-cell>
          <table:table-cell table:formula="of:=[.$M$1]*[.J47]+(1-[.$M$1])*[.C48]" office:value-type="float" office:value="0.469685758359984" calcext:value-type="float">
            <text:p>0,4696857584</text:p>
          </table:table-cell>
          <table:table-cell table:number-columns-repeated="3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434884" calcext:value-type="float">
            <text:p>0,434884</text:p>
          </table:table-cell>
          <table:table-cell office:value-type="float" office:value="0.423589" calcext:value-type="float">
            <text:p>0,423589</text:p>
          </table:table-cell>
          <table:table-cell office:value-type="float" office:value="0.757392" calcext:value-type="float">
            <text:p>0,757392</text:p>
          </table:table-cell>
          <table:table-cell office:value-type="float" office:value="0.743065" calcext:value-type="float">
            <text:p>0,743065</text:p>
          </table:table-cell>
          <table:table-cell office:value-type="float" office:value="0.653053" calcext:value-type="float">
            <text:p>0,653053</text:p>
          </table:table-cell>
          <table:table-cell office:value-type="float" office:value="0.84827" calcext:value-type="float">
            <text:p>0,84827</text:p>
          </table:table-cell>
          <table:table-cell/>
          <table:table-cell table:formula="of:=[.$M$1]*[.I48]+(1-[.$M$1])*[.B49]" office:value-type="float" office:value="0.355363819809924" calcext:value-type="float">
            <text:p>0,3553638198</text:p>
          </table:table-cell>
          <table:table-cell table:formula="of:=[.$M$1]*[.J48]+(1-[.$M$1])*[.C49]" office:value-type="float" office:value="0.460466406687988" calcext:value-type="float">
            <text:p>0,4604664067</text:p>
          </table:table-cell>
          <table:table-cell table:number-columns-repeated="3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313908" calcext:value-type="float">
            <text:p>0,313908</text:p>
          </table:table-cell>
          <table:table-cell office:value-type="float" office:value="0.518602" calcext:value-type="float">
            <text:p>0,518602</text:p>
          </table:table-cell>
          <table:table-cell office:value-type="float" office:value="0.823948" calcext:value-type="float">
            <text:p>0,823948</text:p>
          </table:table-cell>
          <table:table-cell office:value-type="float" office:value="0.813941" calcext:value-type="float">
            <text:p>0,813941</text:p>
          </table:table-cell>
          <table:table-cell office:value-type="float" office:value="0.706476" calcext:value-type="float">
            <text:p>0,706476</text:p>
          </table:table-cell>
          <table:table-cell office:value-type="float" office:value="0.848128" calcext:value-type="float">
            <text:p>0,848128</text:p>
          </table:table-cell>
          <table:table-cell/>
          <table:table-cell table:formula="of:=[.$M$1]*[.I49]+(1-[.$M$1])*[.B50]" office:value-type="float" office:value="0.347072655847939" calcext:value-type="float">
            <text:p>0,3470726558</text:p>
          </table:table-cell>
          <table:table-cell table:formula="of:=[.$M$1]*[.J49]+(1-[.$M$1])*[.C50]" office:value-type="float" office:value="0.47209352535039" calcext:value-type="float">
            <text:p>0,4720935254</text:p>
          </table:table-cell>
          <table:table-cell table:number-columns-repeated="3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308174" calcext:value-type="float">
            <text:p>0,308174</text:p>
          </table:table-cell>
          <table:table-cell office:value-type="float" office:value="0.347634" calcext:value-type="float">
            <text:p>0,347634</text:p>
          </table:table-cell>
          <table:table-cell office:value-type="float" office:value="0.626892" calcext:value-type="float">
            <text:p>0,626892</text:p>
          </table:table-cell>
          <table:table-cell office:value-type="float" office:value="0.558204" calcext:value-type="float">
            <text:p>0,558204</text:p>
          </table:table-cell>
          <table:table-cell office:value-type="float" office:value="0.763209" calcext:value-type="float">
            <text:p>0,763209</text:p>
          </table:table-cell>
          <table:table-cell office:value-type="float" office:value="0.941014" calcext:value-type="float">
            <text:p>0,941014</text:p>
          </table:table-cell>
          <table:table-cell/>
          <table:table-cell table:formula="of:=[.$M$1]*[.I50]+(1-[.$M$1])*[.B51]" office:value-type="float" office:value="0.339292924678351" calcext:value-type="float">
            <text:p>0,3392929247</text:p>
          </table:table-cell>
          <table:table-cell table:formula="of:=[.$M$1]*[.J50]+(1-[.$M$1])*[.C51]" office:value-type="float" office:value="0.447201620280312" calcext:value-type="float">
            <text:p>0,4472016203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222882" calcext:value-type="float">
            <text:p>0,222882</text:p>
          </table:table-cell>
          <table:table-cell office:value-type="float" office:value="0.365562" calcext:value-type="float">
            <text:p>0,365562</text:p>
          </table:table-cell>
          <table:table-cell office:value-type="float" office:value="0.767546" calcext:value-type="float">
            <text:p>0,767546</text:p>
          </table:table-cell>
          <table:table-cell office:value-type="float" office:value="0.736683" calcext:value-type="float">
            <text:p>0,736683</text:p>
          </table:table-cell>
          <table:table-cell office:value-type="float" office:value="0.784905" calcext:value-type="float">
            <text:p>0,784905</text:p>
          </table:table-cell>
          <table:table-cell office:value-type="float" office:value="0.861009" calcext:value-type="float">
            <text:p>0,861009</text:p>
          </table:table-cell>
          <table:table-cell/>
          <table:table-cell table:formula="of:=[.$M$1]*[.I51]+(1-[.$M$1])*[.B52]" office:value-type="float" office:value="0.316010739742681" calcext:value-type="float">
            <text:p>0,3160107397</text:p>
          </table:table-cell>
          <table:table-cell table:formula="of:=[.$M$1]*[.J51]+(1-[.$M$1])*[.C52]" office:value-type="float" office:value="0.43087369622425" calcext:value-type="float">
            <text:p>0,4308736962</text:p>
          </table:table-cell>
          <table:table-cell table:number-columns-repeated="3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313157" calcext:value-type="float">
            <text:p>0,313157</text:p>
          </table:table-cell>
          <table:table-cell office:value-type="float" office:value="0.357036" calcext:value-type="float">
            <text:p>0,357036</text:p>
          </table:table-cell>
          <table:table-cell office:value-type="float" office:value="0.785832" calcext:value-type="float">
            <text:p>0,785832</text:p>
          </table:table-cell>
          <table:table-cell office:value-type="float" office:value="0.766723" calcext:value-type="float">
            <text:p>0,766723</text:p>
          </table:table-cell>
          <table:table-cell office:value-type="float" office:value="0.785425" calcext:value-type="float">
            <text:p>0,785425</text:p>
          </table:table-cell>
          <table:table-cell office:value-type="float" office:value="0.829501" calcext:value-type="float">
            <text:p>0,829501</text:p>
          </table:table-cell>
          <table:table-cell/>
          <table:table-cell table:formula="of:=[.$M$1]*[.I52]+(1-[.$M$1])*[.B53]" office:value-type="float" office:value="0.315439991794145" calcext:value-type="float">
            <text:p>0,3154399918</text:p>
          </table:table-cell>
          <table:table-cell table:formula="of:=[.$M$1]*[.J52]+(1-[.$M$1])*[.C53]" office:value-type="float" office:value="0.4161061569794" calcext:value-type="float">
            <text:p>0,416106157</text:p>
          </table:table-cell>
          <table:table-cell table:number-columns-repeated="3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292981" calcext:value-type="float">
            <text:p>0,292981</text:p>
          </table:table-cell>
          <table:table-cell office:value-type="float" office:value="0.321632" calcext:value-type="float">
            <text:p>0,321632</text:p>
          </table:table-cell>
          <table:table-cell office:value-type="float" office:value="0.879974" calcext:value-type="float">
            <text:p>0,879974</text:p>
          </table:table-cell>
          <table:table-cell office:value-type="float" office:value="0.872519" calcext:value-type="float">
            <text:p>0,872519</text:p>
          </table:table-cell>
          <table:table-cell office:value-type="float" office:value="0.651415" calcext:value-type="float">
            <text:p>0,651415</text:p>
          </table:table-cell>
          <table:table-cell office:value-type="float" office:value="0.886614" calcext:value-type="float">
            <text:p>0,886614</text:p>
          </table:table-cell>
          <table:table-cell/>
          <table:table-cell table:formula="of:=[.$M$1]*[.I53]+(1-[.$M$1])*[.B54]" office:value-type="float" office:value="0.310948193435316" calcext:value-type="float">
            <text:p>0,3109481934</text:p>
          </table:table-cell>
          <table:table-cell table:formula="of:=[.$M$1]*[.J53]+(1-[.$M$1])*[.C54]" office:value-type="float" office:value="0.39721132558352" calcext:value-type="float">
            <text:p>0,3972113256</text:p>
          </table:table-cell>
          <table:table-cell table:number-columns-repeated="3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225123" calcext:value-type="float">
            <text:p>0,225123</text:p>
          </table:table-cell>
          <table:table-cell office:value-type="float" office:value="0.442759" calcext:value-type="float">
            <text:p>0,442759</text:p>
          </table:table-cell>
          <table:table-cell office:value-type="float" office:value="0.795757" calcext:value-type="float">
            <text:p>0,795757</text:p>
          </table:table-cell>
          <table:table-cell office:value-type="float" office:value="0.764927" calcext:value-type="float">
            <text:p>0,764927</text:p>
          </table:table-cell>
          <table:table-cell office:value-type="float" office:value="0.761094" calcext:value-type="float">
            <text:p>0,761094</text:p>
          </table:table-cell>
          <table:table-cell office:value-type="float" office:value="0.896625" calcext:value-type="float">
            <text:p>0,896625</text:p>
          </table:table-cell>
          <table:table-cell/>
          <table:table-cell table:formula="of:=[.$M$1]*[.I54]+(1-[.$M$1])*[.B55]" office:value-type="float" office:value="0.293783154748253" calcext:value-type="float">
            <text:p>0,2937831547</text:p>
          </table:table-cell>
          <table:table-cell table:formula="of:=[.$M$1]*[.J54]+(1-[.$M$1])*[.C55]" office:value-type="float" office:value="0.406320860466816" calcext:value-type="float">
            <text:p>0,4063208605</text:p>
          </table:table-cell>
          <table:table-cell table:number-columns-repeated="3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327074" calcext:value-type="float">
            <text:p>0,327074</text:p>
          </table:table-cell>
          <table:table-cell office:value-type="float" office:value="0.33316" calcext:value-type="float">
            <text:p>0,33316</text:p>
          </table:table-cell>
          <table:table-cell office:value-type="float" office:value="0.788777" calcext:value-type="float">
            <text:p>0,788777</text:p>
          </table:table-cell>
          <table:table-cell office:value-type="float" office:value="0.755825" calcext:value-type="float">
            <text:p>0,755825</text:p>
          </table:table-cell>
          <table:table-cell office:value-type="float" office:value="0.669376" calcext:value-type="float">
            <text:p>0,669376</text:p>
          </table:table-cell>
          <table:table-cell office:value-type="float" office:value="0.904841" calcext:value-type="float">
            <text:p>0,904841</text:p>
          </table:table-cell>
          <table:table-cell/>
          <table:table-cell table:formula="of:=[.$M$1]*[.I55]+(1-[.$M$1])*[.B56]" office:value-type="float" office:value="0.300441323798602" calcext:value-type="float">
            <text:p>0,3004413238</text:p>
          </table:table-cell>
          <table:table-cell table:formula="of:=[.$M$1]*[.J55]+(1-[.$M$1])*[.C56]" office:value-type="float" office:value="0.391688688373453" calcext:value-type="float">
            <text:p>0,3916886884</text:p>
          </table:table-cell>
          <table:table-cell table:number-columns-repeated="3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2362" calcext:value-type="float">
            <text:p>0,2362</text:p>
          </table:table-cell>
          <table:table-cell office:value-type="float" office:value="0.390059" calcext:value-type="float">
            <text:p>0,390059</text:p>
          </table:table-cell>
          <table:table-cell office:value-type="float" office:value="0.851288" calcext:value-type="float">
            <text:p>0,851288</text:p>
          </table:table-cell>
          <table:table-cell office:value-type="float" office:value="0.837877" calcext:value-type="float">
            <text:p>0,837877</text:p>
          </table:table-cell>
          <table:table-cell office:value-type="float" office:value="0.714215" calcext:value-type="float">
            <text:p>0,714215</text:p>
          </table:table-cell>
          <table:table-cell office:value-type="float" office:value="0.883698" calcext:value-type="float">
            <text:p>0,883698</text:p>
          </table:table-cell>
          <table:table-cell/>
          <table:table-cell table:formula="of:=[.$M$1]*[.I56]+(1-[.$M$1])*[.B57]" office:value-type="float" office:value="0.287593059038882" calcext:value-type="float">
            <text:p>0,287593059</text:p>
          </table:table-cell>
          <table:table-cell table:formula="of:=[.$M$1]*[.J56]+(1-[.$M$1])*[.C57]" office:value-type="float" office:value="0.391362750698762" calcext:value-type="float">
            <text:p>0,3913627507</text:p>
          </table:table-cell>
          <table:table-cell table:number-columns-repeated="3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622462" calcext:value-type="float">
            <text:p>0,622462</text:p>
          </table:table-cell>
          <table:table-cell office:value-type="float" office:value="0.341143" calcext:value-type="float">
            <text:p>0,341143</text:p>
          </table:table-cell>
          <table:table-cell office:value-type="float" office:value="0.818177" calcext:value-type="float">
            <text:p>0,818177</text:p>
          </table:table-cell>
          <table:table-cell office:value-type="float" office:value="0.793814" calcext:value-type="float">
            <text:p>0,793814</text:p>
          </table:table-cell>
          <table:table-cell office:value-type="float" office:value="0.694985" calcext:value-type="float">
            <text:p>0,694985</text:p>
          </table:table-cell>
          <table:table-cell office:value-type="float" office:value="0.910858" calcext:value-type="float">
            <text:p>0,910858</text:p>
          </table:table-cell>
          <table:table-cell/>
          <table:table-cell table:formula="of:=[.$M$1]*[.I57]+(1-[.$M$1])*[.B58]" office:value-type="float" office:value="0.354566847231105" calcext:value-type="float">
            <text:p>0,3545668472</text:p>
          </table:table-cell>
          <table:table-cell table:formula="of:=[.$M$1]*[.J57]+(1-[.$M$1])*[.C58]" office:value-type="float" office:value="0.38131880055901" calcext:value-type="float">
            <text:p>0,3813188006</text:p>
          </table:table-cell>
          <table:table-cell table:number-columns-repeated="3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26263" calcext:value-type="float">
            <text:p>0,26263</text:p>
          </table:table-cell>
          <table:table-cell office:value-type="float" office:value="0.481137" calcext:value-type="float">
            <text:p>0,481137</text:p>
          </table:table-cell>
          <table:table-cell office:value-type="float" office:value="0.790364" calcext:value-type="float">
            <text:p>0,790364</text:p>
          </table:table-cell>
          <table:table-cell office:value-type="float" office:value="0.756969" calcext:value-type="float">
            <text:p>0,756969</text:p>
          </table:table-cell>
          <table:table-cell office:value-type="float" office:value="0.741768" calcext:value-type="float">
            <text:p>0,741768</text:p>
          </table:table-cell>
          <table:table-cell office:value-type="float" office:value="0.898676" calcext:value-type="float">
            <text:p>0,898676</text:p>
          </table:table-cell>
          <table:table-cell/>
          <table:table-cell table:formula="of:=[.$M$1]*[.I58]+(1-[.$M$1])*[.B59]" office:value-type="float" office:value="0.336179477784884" calcext:value-type="float">
            <text:p>0,3361794778</text:p>
          </table:table-cell>
          <table:table-cell table:formula="of:=[.$M$1]*[.J58]+(1-[.$M$1])*[.C59]" office:value-type="float" office:value="0.401282440447208" calcext:value-type="float">
            <text:p>0,4012824404</text:p>
          </table:table-cell>
          <table:table-cell table:number-columns-repeated="3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308383" calcext:value-type="float">
            <text:p>0,308383</text:p>
          </table:table-cell>
          <table:table-cell office:value-type="float" office:value="0.37326" calcext:value-type="float">
            <text:p>0,37326</text:p>
          </table:table-cell>
          <table:table-cell office:value-type="float" office:value="0.706608" calcext:value-type="float">
            <text:p>0,706608</text:p>
          </table:table-cell>
          <table:table-cell office:value-type="float" office:value="0.653836" calcext:value-type="float">
            <text:p>0,653836</text:p>
          </table:table-cell>
          <table:table-cell office:value-type="float" office:value="0.693484" calcext:value-type="float">
            <text:p>0,693484</text:p>
          </table:table-cell>
          <table:table-cell office:value-type="float" office:value="0.944204" calcext:value-type="float">
            <text:p>0,944204</text:p>
          </table:table-cell>
          <table:table-cell/>
          <table:table-cell table:formula="of:=[.$M$1]*[.I59]+(1-[.$M$1])*[.B60]" office:value-type="float" office:value="0.330620182227907" calcext:value-type="float">
            <text:p>0,3306201822</text:p>
          </table:table-cell>
          <table:table-cell table:formula="of:=[.$M$1]*[.J59]+(1-[.$M$1])*[.C60]" office:value-type="float" office:value="0.395677952357766" calcext:value-type="float">
            <text:p>0,3956779524</text:p>
          </table:table-cell>
          <table:table-cell table:number-columns-repeated="3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263529" calcext:value-type="float">
            <text:p>0,263529</text:p>
          </table:table-cell>
          <table:table-cell office:value-type="float" office:value="0.430365" calcext:value-type="float">
            <text:p>0,430365</text:p>
          </table:table-cell>
          <table:table-cell office:value-type="float" office:value="0.810882" calcext:value-type="float">
            <text:p>0,810882</text:p>
          </table:table-cell>
          <table:table-cell office:value-type="float" office:value="0.78532" calcext:value-type="float">
            <text:p>0,78532</text:p>
          </table:table-cell>
          <table:table-cell office:value-type="float" office:value="0.741631" calcext:value-type="float">
            <text:p>0,741631</text:p>
          </table:table-cell>
          <table:table-cell office:value-type="float" office:value="0.881271" calcext:value-type="float">
            <text:p>0,881271</text:p>
          </table:table-cell>
          <table:table-cell/>
          <table:table-cell table:formula="of:=[.$M$1]*[.I60]+(1-[.$M$1])*[.B61]" office:value-type="float" office:value="0.317201945782326" calcext:value-type="float">
            <text:p>0,3172019458</text:p>
          </table:table-cell>
          <table:table-cell table:formula="of:=[.$M$1]*[.J60]+(1-[.$M$1])*[.C61]" office:value-type="float" office:value="0.402615361886213" calcext:value-type="float">
            <text:p>0,4026153619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395235" calcext:value-type="float">
            <text:p>0,395235</text:p>
          </table:table-cell>
          <table:table-cell office:value-type="float" office:value="1.05422" calcext:value-type="float">
            <text:p>1,05422</text:p>
          </table:table-cell>
          <table:table-cell office:value-type="float" office:value="0.69353" calcext:value-type="float">
            <text:p>0,69353</text:p>
          </table:table-cell>
          <table:table-cell office:value-type="float" office:value="0.642542" calcext:value-type="float">
            <text:p>0,642542</text:p>
          </table:table-cell>
          <table:table-cell office:value-type="float" office:value="0.742486" calcext:value-type="float">
            <text:p>0,742486</text:p>
          </table:table-cell>
          <table:table-cell office:value-type="float" office:value="0.90925" calcext:value-type="float">
            <text:p>0,90925</text:p>
          </table:table-cell>
          <table:table-cell/>
          <table:table-cell table:formula="of:=[.$M$1]*[.I61]+(1-[.$M$1])*[.B62]" office:value-type="float" office:value="0.332808556625861" calcext:value-type="float">
            <text:p>0,3328085566</text:p>
          </table:table-cell>
          <table:table-cell table:formula="of:=[.$M$1]*[.J61]+(1-[.$M$1])*[.C62]" office:value-type="float" office:value="0.53293628950897" calcext:value-type="float">
            <text:p>0,5329362895</text:p>
          </table:table-cell>
          <table:table-cell table:number-columns-repeated="3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336987" calcext:value-type="float">
            <text:p>0,336987</text:p>
          </table:table-cell>
          <table:table-cell office:value-type="float" office:value="0.322548" calcext:value-type="float">
            <text:p>0,322548</text:p>
          </table:table-cell>
          <table:table-cell office:value-type="float" office:value="0.84778" calcext:value-type="float">
            <text:p>0,84778</text:p>
          </table:table-cell>
          <table:table-cell office:value-type="float" office:value="0.94328" calcext:value-type="float">
            <text:p>0,94328</text:p>
          </table:table-cell>
          <table:table-cell office:value-type="float" office:value="0.534684" calcext:value-type="float">
            <text:p>0,534684</text:p>
          </table:table-cell>
          <table:table-cell office:value-type="float" office:value="0.247059" calcext:value-type="float">
            <text:p>0,247059</text:p>
          </table:table-cell>
          <table:table-cell/>
          <table:table-cell table:formula="of:=[.$M$1]*[.I62]+(1-[.$M$1])*[.B63]" office:value-type="float" office:value="0.333644245300689" calcext:value-type="float">
            <text:p>0,3336442453</text:p>
          </table:table-cell>
          <table:table-cell table:formula="of:=[.$M$1]*[.J62]+(1-[.$M$1])*[.C63]" office:value-type="float" office:value="0.490858631607176" calcext:value-type="float">
            <text:p>0,4908586316</text:p>
          </table:table-cell>
          <table:table-cell table:number-columns-repeated="3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549615" calcext:value-type="float">
            <text:p>0,549615</text:p>
          </table:table-cell>
          <table:table-cell office:value-type="float" office:value="0.41353" calcext:value-type="float">
            <text:p>0,41353</text:p>
          </table:table-cell>
          <table:table-cell office:value-type="float" office:value="0.789268" calcext:value-type="float">
            <text:p>0,789268</text:p>
          </table:table-cell>
          <table:table-cell office:value-type="float" office:value="0.75852" calcext:value-type="float">
            <text:p>0,75852</text:p>
          </table:table-cell>
          <table:table-cell office:value-type="float" office:value="0.770966" calcext:value-type="float">
            <text:p>0,770966</text:p>
          </table:table-cell>
          <table:table-cell office:value-type="float" office:value="0.89333" calcext:value-type="float">
            <text:p>0,89333</text:p>
          </table:table-cell>
          <table:table-cell/>
          <table:table-cell table:formula="of:=[.$M$1]*[.I63]+(1-[.$M$1])*[.B64]" office:value-type="float" office:value="0.376838396240551" calcext:value-type="float">
            <text:p>0,3768383962</text:p>
          </table:table-cell>
          <table:table-cell table:formula="of:=[.$M$1]*[.J63]+(1-[.$M$1])*[.C64]" office:value-type="float" office:value="0.475392905285741" calcext:value-type="float">
            <text:p>0,4753929053</text:p>
          </table:table-cell>
          <table:table-cell table:number-columns-repeated="3"/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41318" calcext:value-type="float">
            <text:p>0,41318</text:p>
          </table:table-cell>
          <table:table-cell office:value-type="float" office:value="0.534821" calcext:value-type="float">
            <text:p>0,534821</text:p>
          </table:table-cell>
          <table:table-cell office:value-type="float" office:value="0.904569" calcext:value-type="float">
            <text:p>0,904569</text:p>
          </table:table-cell>
          <table:table-cell office:value-type="float" office:value="0.906014" calcext:value-type="float">
            <text:p>0,906014</text:p>
          </table:table-cell>
          <table:table-cell office:value-type="float" office:value="0.542973" calcext:value-type="float">
            <text:p>0,542973</text:p>
          </table:table-cell>
          <table:table-cell office:value-type="float" office:value="0.912485" calcext:value-type="float">
            <text:p>0,912485</text:p>
          </table:table-cell>
          <table:table-cell/>
          <table:table-cell table:formula="of:=[.$M$1]*[.I64]+(1-[.$M$1])*[.B65]" office:value-type="float" office:value="0.384106716992441" calcext:value-type="float">
            <text:p>0,384106717</text:p>
          </table:table-cell>
          <table:table-cell table:formula="of:=[.$M$1]*[.J64]+(1-[.$M$1])*[.C65]" office:value-type="float" office:value="0.487278524228593" calcext:value-type="float">
            <text:p>0,4872785242</text:p>
          </table:table-cell>
          <table:table-cell table:number-columns-repeated="3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360867" calcext:value-type="float">
            <text:p>0,360867</text:p>
          </table:table-cell>
          <table:table-cell office:value-type="float" office:value="0.448047" calcext:value-type="float">
            <text:p>0,448047</text:p>
          </table:table-cell>
          <table:table-cell office:value-type="float" office:value="0.864539" calcext:value-type="float">
            <text:p>0,864539</text:p>
          </table:table-cell>
          <table:table-cell office:value-type="float" office:value="0.879405" calcext:value-type="float">
            <text:p>0,879405</text:p>
          </table:table-cell>
          <table:table-cell office:value-type="float" office:value="0.628497" calcext:value-type="float">
            <text:p>0,628497</text:p>
          </table:table-cell>
          <table:table-cell office:value-type="float" office:value="0.711247" calcext:value-type="float">
            <text:p>0,711247</text:p>
          </table:table-cell>
          <table:table-cell/>
          <table:table-cell table:formula="of:=[.$M$1]*[.I65]+(1-[.$M$1])*[.B66]" office:value-type="float" office:value="0.379458773593953" calcext:value-type="float">
            <text:p>0,3794587736</text:p>
          </table:table-cell>
          <table:table-cell table:formula="of:=[.$M$1]*[.J65]+(1-[.$M$1])*[.C66]" office:value-type="float" office:value="0.479432219382874" calcext:value-type="float">
            <text:p>0,4794322194</text:p>
          </table:table-cell>
          <table:table-cell table:number-columns-repeated="3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266503" calcext:value-type="float">
            <text:p>0,266503</text:p>
          </table:table-cell>
          <table:table-cell office:value-type="float" office:value="0.379282" calcext:value-type="float">
            <text:p>0,379282</text:p>
          </table:table-cell>
          <table:table-cell office:value-type="float" office:value="0.778186" calcext:value-type="float">
            <text:p>0,778186</text:p>
          </table:table-cell>
          <table:table-cell office:value-type="float" office:value="0.766795" calcext:value-type="float">
            <text:p>0,766795</text:p>
          </table:table-cell>
          <table:table-cell office:value-type="float" office:value="0.782054" calcext:value-type="float">
            <text:p>0,782054</text:p>
          </table:table-cell>
          <table:table-cell office:value-type="float" office:value="0.762931" calcext:value-type="float">
            <text:p>0,762931</text:p>
          </table:table-cell>
          <table:table-cell/>
          <table:table-cell table:formula="of:=[.$M$1]*[.I66]+(1-[.$M$1])*[.B67]" office:value-type="float" office:value="0.356867618875162" calcext:value-type="float">
            <text:p>0,3568676189</text:p>
          </table:table-cell>
          <table:table-cell table:formula="of:=[.$M$1]*[.J66]+(1-[.$M$1])*[.C67]" office:value-type="float" office:value="0.459402175506299" calcext:value-type="float">
            <text:p>0,4594021755</text:p>
          </table:table-cell>
          <table:table-cell table:number-columns-repeated="3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254563" calcext:value-type="float">
            <text:p>0,254563</text:p>
          </table:table-cell>
          <table:table-cell office:value-type="float" office:value="0.331341" calcext:value-type="float">
            <text:p>0,331341</text:p>
          </table:table-cell>
          <table:table-cell office:value-type="float" office:value="0.87829" calcext:value-type="float">
            <text:p>0,87829</text:p>
          </table:table-cell>
          <table:table-cell office:value-type="float" office:value="0.878164" calcext:value-type="float">
            <text:p>0,878164</text:p>
          </table:table-cell>
          <table:table-cell office:value-type="float" office:value="0.667003" calcext:value-type="float">
            <text:p>0,667003</text:p>
          </table:table-cell>
          <table:table-cell office:value-type="float" office:value="0.848981" calcext:value-type="float">
            <text:p>0,848981</text:p>
          </table:table-cell>
          <table:table-cell/>
          <table:table-cell table:formula="of:=[.$M$1]*[.I67]+(1-[.$M$1])*[.B68]" office:value-type="float" office:value="0.33640669510013" calcext:value-type="float">
            <text:p>0,3364066951</text:p>
          </table:table-cell>
          <table:table-cell table:formula="of:=[.$M$1]*[.J67]+(1-[.$M$1])*[.C68]" office:value-type="float" office:value="0.43378994040504" calcext:value-type="float">
            <text:p>0,4337899404</text:p>
          </table:table-cell>
          <table:table-cell table:number-columns-repeated="3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34165" calcext:value-type="float">
            <text:p>0,34165</text:p>
          </table:table-cell>
          <table:table-cell office:value-type="float" office:value="0.324224" calcext:value-type="float">
            <text:p>0,324224</text:p>
          </table:table-cell>
          <table:table-cell office:value-type="float" office:value="0.790253" calcext:value-type="float">
            <text:p>0,790253</text:p>
          </table:table-cell>
          <table:table-cell office:value-type="float" office:value="0.756207" calcext:value-type="float">
            <text:p>0,756207</text:p>
          </table:table-cell>
          <table:table-cell office:value-type="float" office:value="0.749102" calcext:value-type="float">
            <text:p>0,749102</text:p>
          </table:table-cell>
          <table:table-cell office:value-type="float" office:value="0.895728" calcext:value-type="float">
            <text:p>0,895728</text:p>
          </table:table-cell>
          <table:table-cell/>
          <table:table-cell table:formula="of:=[.$M$1]*[.I68]+(1-[.$M$1])*[.B69]" office:value-type="float" office:value="0.337455356080104" calcext:value-type="float">
            <text:p>0,3374553561</text:p>
          </table:table-cell>
          <table:table-cell table:formula="of:=[.$M$1]*[.J68]+(1-[.$M$1])*[.C69]" office:value-type="float" office:value="0.411876752324032" calcext:value-type="float">
            <text:p>0,4118767523</text:p>
          </table:table-cell>
          <table:table-cell table:number-columns-repeated="3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327597" calcext:value-type="float">
            <text:p>0,327597</text:p>
          </table:table-cell>
          <table:table-cell office:value-type="float" office:value="0.378868" calcext:value-type="float">
            <text:p>0,378868</text:p>
          </table:table-cell>
          <table:table-cell office:value-type="float" office:value="0.837077" calcext:value-type="float">
            <text:p>0,837077</text:p>
          </table:table-cell>
          <table:table-cell office:value-type="float" office:value="0.813958" calcext:value-type="float">
            <text:p>0,813958</text:p>
          </table:table-cell>
          <table:table-cell office:value-type="float" office:value="0.725897" calcext:value-type="float">
            <text:p>0,725897</text:p>
          </table:table-cell>
          <table:table-cell office:value-type="float" office:value="0.909066" calcext:value-type="float">
            <text:p>0,909066</text:p>
          </table:table-cell>
          <table:table-cell/>
          <table:table-cell table:formula="of:=[.$M$1]*[.I69]+(1-[.$M$1])*[.B70]" office:value-type="float" office:value="0.335483684864083" calcext:value-type="float">
            <text:p>0,3354836849</text:p>
          </table:table-cell>
          <table:table-cell table:formula="of:=[.$M$1]*[.J69]+(1-[.$M$1])*[.C70]" office:value-type="float" office:value="0.405275001859225" calcext:value-type="float">
            <text:p>0,4052750019</text:p>
          </table:table-cell>
          <table:table-cell table:number-columns-repeated="3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267184" calcext:value-type="float">
            <text:p>0,267184</text:p>
          </table:table-cell>
          <table:table-cell office:value-type="float" office:value="0.410691" calcext:value-type="float">
            <text:p>0,410691</text:p>
          </table:table-cell>
          <table:table-cell office:value-type="float" office:value="0.887707" calcext:value-type="float">
            <text:p>0,887707</text:p>
          </table:table-cell>
          <table:table-cell office:value-type="float" office:value="0.890694" calcext:value-type="float">
            <text:p>0,890694</text:p>
          </table:table-cell>
          <table:table-cell office:value-type="float" office:value="0.660393" calcext:value-type="float">
            <text:p>0,660393</text:p>
          </table:table-cell>
          <table:table-cell office:value-type="float" office:value="0.841563" calcext:value-type="float">
            <text:p>0,841563</text:p>
          </table:table-cell>
          <table:table-cell/>
          <table:table-cell table:formula="of:=[.$M$1]*[.I70]+(1-[.$M$1])*[.B71]" office:value-type="float" office:value="0.321823747891266" calcext:value-type="float">
            <text:p>0,3218237479</text:p>
          </table:table-cell>
          <table:table-cell table:formula="of:=[.$M$1]*[.J70]+(1-[.$M$1])*[.C71]" office:value-type="float" office:value="0.40635820148738" calcext:value-type="float">
            <text:p>0,4063582015</text:p>
          </table:table-cell>
          <table:table-cell table:number-columns-repeated="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398061" calcext:value-type="float">
            <text:p>0,398061</text:p>
          </table:table-cell>
          <table:table-cell office:value-type="float" office:value="0.339143" calcext:value-type="float">
            <text:p>0,339143</text:p>
          </table:table-cell>
          <table:table-cell office:value-type="float" office:value="0.702294" calcext:value-type="float">
            <text:p>0,702294</text:p>
          </table:table-cell>
          <table:table-cell office:value-type="float" office:value="0.65696" calcext:value-type="float">
            <text:p>0,65696</text:p>
          </table:table-cell>
          <table:table-cell office:value-type="float" office:value="0.787449" calcext:value-type="float">
            <text:p>0,787449</text:p>
          </table:table-cell>
          <table:table-cell office:value-type="float" office:value="0.866488" calcext:value-type="float">
            <text:p>0,866488</text:p>
          </table:table-cell>
          <table:table-cell/>
          <table:table-cell table:formula="of:=[.$M$1]*[.I71]+(1-[.$M$1])*[.B72]" office:value-type="float" office:value="0.337071198313013" calcext:value-type="float">
            <text:p>0,3370711983</text:p>
          </table:table-cell>
          <table:table-cell table:formula="of:=[.$M$1]*[.J71]+(1-[.$M$1])*[.C72]" office:value-type="float" office:value="0.392915161189904" calcext:value-type="float">
            <text:p>0,3929151612</text:p>
          </table:table-cell>
          <table:table-cell table:number-columns-repeated="3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301197" calcext:value-type="float">
            <text:p>0,301197</text:p>
          </table:table-cell>
          <table:table-cell office:value-type="float" office:value="0.340582" calcext:value-type="float">
            <text:p>0,340582</text:p>
          </table:table-cell>
          <table:table-cell office:value-type="float" office:value="0.84728" calcext:value-type="float">
            <text:p>0,84728</text:p>
          </table:table-cell>
          <table:table-cell office:value-type="float" office:value="0.828435" calcext:value-type="float">
            <text:p>0,828435</text:p>
          </table:table-cell>
          <table:table-cell office:value-type="float" office:value="0.697222" calcext:value-type="float">
            <text:p>0,697222</text:p>
          </table:table-cell>
          <table:table-cell office:value-type="float" office:value="0.899334" calcext:value-type="float">
            <text:p>0,899334</text:p>
          </table:table-cell>
          <table:table-cell/>
          <table:table-cell table:formula="of:=[.$M$1]*[.I72]+(1-[.$M$1])*[.B73]" office:value-type="float" office:value="0.32989635865041" calcext:value-type="float">
            <text:p>0,3298963587</text:p>
          </table:table-cell>
          <table:table-cell table:formula="of:=[.$M$1]*[.J72]+(1-[.$M$1])*[.C73]" office:value-type="float" office:value="0.382448528951923" calcext:value-type="float">
            <text:p>0,382448529</text:p>
          </table:table-cell>
          <table:table-cell table:number-columns-repeated="3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409809" calcext:value-type="float">
            <text:p>0,409809</text:p>
          </table:table-cell>
          <table:table-cell office:value-type="float" office:value="0.349684" calcext:value-type="float">
            <text:p>0,349684</text:p>
          </table:table-cell>
          <table:table-cell office:value-type="float" office:value="0.815142" calcext:value-type="float">
            <text:p>0,815142</text:p>
          </table:table-cell>
          <table:table-cell office:value-type="float" office:value="0.785838" calcext:value-type="float">
            <text:p>0,785838</text:p>
          </table:table-cell>
          <table:table-cell office:value-type="float" office:value="0.719381" calcext:value-type="float">
            <text:p>0,719381</text:p>
          </table:table-cell>
          <table:table-cell office:value-type="float" office:value="0.929086" calcext:value-type="float">
            <text:p>0,929086</text:p>
          </table:table-cell>
          <table:table-cell/>
          <table:table-cell table:formula="of:=[.$M$1]*[.I73]+(1-[.$M$1])*[.B74]" office:value-type="float" office:value="0.345878886920328" calcext:value-type="float">
            <text:p>0,3458788869</text:p>
          </table:table-cell>
          <table:table-cell table:formula="of:=[.$M$1]*[.J73]+(1-[.$M$1])*[.C74]" office:value-type="float" office:value="0.375895623161539" calcext:value-type="float">
            <text:p>0,3758956232</text:p>
          </table:table-cell>
          <table:table-cell table:number-columns-repeated="3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224783" calcext:value-type="float">
            <text:p>0,224783</text:p>
          </table:table-cell>
          <table:table-cell office:value-type="float" office:value="0.375398" calcext:value-type="float">
            <text:p>0,375398</text:p>
          </table:table-cell>
          <table:table-cell office:value-type="float" office:value="0.800649" calcext:value-type="float">
            <text:p>0,800649</text:p>
          </table:table-cell>
          <table:table-cell office:value-type="float" office:value="0.779105" calcext:value-type="float">
            <text:p>0,779105</text:p>
          </table:table-cell>
          <table:table-cell office:value-type="float" office:value="0.770671" calcext:value-type="float">
            <text:p>0,770671</text:p>
          </table:table-cell>
          <table:table-cell office:value-type="float" office:value="0.851618" calcext:value-type="float">
            <text:p>0,851618</text:p>
          </table:table-cell>
          <table:table-cell/>
          <table:table-cell table:formula="of:=[.$M$1]*[.I74]+(1-[.$M$1])*[.B75]" office:value-type="float" office:value="0.321659709536263" calcext:value-type="float">
            <text:p>0,3216597095</text:p>
          </table:table-cell>
          <table:table-cell table:formula="of:=[.$M$1]*[.J74]+(1-[.$M$1])*[.C75]" office:value-type="float" office:value="0.375796098529231" calcext:value-type="float">
            <text:p>0,3757960985</text:p>
          </table:table-cell>
          <table:table-cell table:number-columns-repeated="3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257799" calcext:value-type="float">
            <text:p>0,257799</text:p>
          </table:table-cell>
          <table:table-cell office:value-type="float" office:value="0.329245" calcext:value-type="float">
            <text:p>0,329245</text:p>
          </table:table-cell>
          <table:table-cell office:value-type="float" office:value="0.83479" calcext:value-type="float">
            <text:p>0,83479</text:p>
          </table:table-cell>
          <table:table-cell office:value-type="float" office:value="0.824279" calcext:value-type="float">
            <text:p>0,824279</text:p>
          </table:table-cell>
          <table:table-cell office:value-type="float" office:value="0.737567" calcext:value-type="float">
            <text:p>0,737567</text:p>
          </table:table-cell>
          <table:table-cell office:value-type="float" office:value="0.825117" calcext:value-type="float">
            <text:p>0,825117</text:p>
          </table:table-cell>
          <table:table-cell/>
          <table:table-cell table:formula="of:=[.$M$1]*[.I75]+(1-[.$M$1])*[.B76]" office:value-type="float" office:value="0.30888756762901" calcext:value-type="float">
            <text:p>0,3088875676</text:p>
          </table:table-cell>
          <table:table-cell table:formula="of:=[.$M$1]*[.J75]+(1-[.$M$1])*[.C76]" office:value-type="float" office:value="0.366485878823385" calcext:value-type="float">
            <text:p>0,3664858788</text:p>
          </table:table-cell>
          <table:table-cell table:number-columns-repeated="3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215208" calcext:value-type="float">
            <text:p>0,215208</text:p>
          </table:table-cell>
          <table:table-cell office:value-type="float" office:value="0.413155" calcext:value-type="float">
            <text:p>0,413155</text:p>
          </table:table-cell>
          <table:table-cell office:value-type="float" office:value="0.847354" calcext:value-type="float">
            <text:p>0,847354</text:p>
          </table:table-cell>
          <table:table-cell office:value-type="float" office:value="0.825726" calcext:value-type="float">
            <text:p>0,825726</text:p>
          </table:table-cell>
          <table:table-cell office:value-type="float" office:value="0.685884" calcext:value-type="float">
            <text:p>0,685884</text:p>
          </table:table-cell>
          <table:table-cell office:value-type="float" office:value="0.912369" calcext:value-type="float">
            <text:p>0,912369</text:p>
          </table:table-cell>
          <table:table-cell/>
          <table:table-cell table:formula="of:=[.$M$1]*[.I76]+(1-[.$M$1])*[.B77]" office:value-type="float" office:value="0.290151654103208" calcext:value-type="float">
            <text:p>0,2901516541</text:p>
          </table:table-cell>
          <table:table-cell table:formula="of:=[.$M$1]*[.J76]+(1-[.$M$1])*[.C77]" office:value-type="float" office:value="0.375819703058708" calcext:value-type="float">
            <text:p>0,3758197031</text:p>
          </table:table-cell>
          <table:table-cell table:number-columns-repeated="3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332375" calcext:value-type="float">
            <text:p>0,332375</text:p>
          </table:table-cell>
          <table:table-cell office:value-type="float" office:value="0.394722" calcext:value-type="float">
            <text:p>0,394722</text:p>
          </table:table-cell>
          <table:table-cell office:value-type="float" office:value="0.847323" calcext:value-type="float">
            <text:p>0,847323</text:p>
          </table:table-cell>
          <table:table-cell office:value-type="float" office:value="0.832113" calcext:value-type="float">
            <text:p>0,832113</text:p>
          </table:table-cell>
          <table:table-cell office:value-type="float" office:value="0.607669" calcext:value-type="float">
            <text:p>0,607669</text:p>
          </table:table-cell>
          <table:table-cell office:value-type="float" office:value="0.899296" calcext:value-type="float">
            <text:p>0,899296</text:p>
          </table:table-cell>
          <table:table-cell/>
          <table:table-cell table:formula="of:=[.$M$1]*[.I77]+(1-[.$M$1])*[.B78]" office:value-type="float" office:value="0.298596323282566" calcext:value-type="float">
            <text:p>0,2985963233</text:p>
          </table:table-cell>
          <table:table-cell table:formula="of:=[.$M$1]*[.J77]+(1-[.$M$1])*[.C78]" office:value-type="float" office:value="0.379600162446966" calcext:value-type="float">
            <text:p>0,3796001624</text:p>
          </table:table-cell>
          <table:table-cell table:number-columns-repeated="3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251103" calcext:value-type="float">
            <text:p>0,251103</text:p>
          </table:table-cell>
          <table:table-cell office:value-type="float" office:value="0.426643" calcext:value-type="float">
            <text:p>0,426643</text:p>
          </table:table-cell>
          <table:table-cell office:value-type="float" office:value="0.689848" calcext:value-type="float">
            <text:p>0,689848</text:p>
          </table:table-cell>
          <table:table-cell office:value-type="float" office:value="0.624106" calcext:value-type="float">
            <text:p>0,624106</text:p>
          </table:table-cell>
          <table:table-cell office:value-type="float" office:value="0.74217" calcext:value-type="float">
            <text:p>0,74217</text:p>
          </table:table-cell>
          <table:table-cell office:value-type="float" office:value="0.940354" calcext:value-type="float">
            <text:p>0,940354</text:p>
          </table:table-cell>
          <table:table-cell/>
          <table:table-cell table:formula="of:=[.$M$1]*[.I78]+(1-[.$M$1])*[.B79]" office:value-type="float" office:value="0.289097658626053" calcext:value-type="float">
            <text:p>0,2890976586</text:p>
          </table:table-cell>
          <table:table-cell table:formula="of:=[.$M$1]*[.J78]+(1-[.$M$1])*[.C79]" office:value-type="float" office:value="0.389008729957573" calcext:value-type="float">
            <text:p>0,38900873</text:p>
          </table:table-cell>
          <table:table-cell table:number-columns-repeated="3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368611" calcext:value-type="float">
            <text:p>0,368611</text:p>
          </table:table-cell>
          <table:table-cell office:value-type="float" office:value="0.33398" calcext:value-type="float">
            <text:p>0,33398</text:p>
          </table:table-cell>
          <table:table-cell office:value-type="float" office:value="0.703629" calcext:value-type="float">
            <text:p>0,703629</text:p>
          </table:table-cell>
          <table:table-cell office:value-type="float" office:value="0.666072" calcext:value-type="float">
            <text:p>0,666072</text:p>
          </table:table-cell>
          <table:table-cell office:value-type="float" office:value="0.814498" calcext:value-type="float">
            <text:p>0,814498</text:p>
          </table:table-cell>
          <table:table-cell office:value-type="float" office:value="0.827876" calcext:value-type="float">
            <text:p>0,827876</text:p>
          </table:table-cell>
          <table:table-cell/>
          <table:table-cell table:formula="of:=[.$M$1]*[.I79]+(1-[.$M$1])*[.B80]" office:value-type="float" office:value="0.305000326900843" calcext:value-type="float">
            <text:p>0,3050003269</text:p>
          </table:table-cell>
          <table:table-cell table:formula="of:=[.$M$1]*[.J79]+(1-[.$M$1])*[.C80]" office:value-type="float" office:value="0.378002983966058" calcext:value-type="float">
            <text:p>0,378002984</text:p>
          </table:table-cell>
          <table:table-cell table:number-columns-repeated="3"/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27759" calcext:value-type="float">
            <text:p>0,27759</text:p>
          </table:table-cell>
          <table:table-cell office:value-type="float" office:value="0.361508" calcext:value-type="float">
            <text:p>0,361508</text:p>
          </table:table-cell>
          <table:table-cell office:value-type="float" office:value="0.778443" calcext:value-type="float">
            <text:p>0,778443</text:p>
          </table:table-cell>
          <table:table-cell office:value-type="float" office:value="0.740024" calcext:value-type="float">
            <text:p>0,740024</text:p>
          </table:table-cell>
          <table:table-cell office:value-type="float" office:value="0.738056" calcext:value-type="float">
            <text:p>0,738056</text:p>
          </table:table-cell>
          <table:table-cell office:value-type="float" office:value="0.925516" calcext:value-type="float">
            <text:p>0,925516</text:p>
          </table:table-cell>
          <table:table-cell/>
          <table:table-cell table:formula="of:=[.$M$1]*[.I80]+(1-[.$M$1])*[.B81]" office:value-type="float" office:value="0.299518261520674" calcext:value-type="float">
            <text:p>0,2995182615</text:p>
          </table:table-cell>
          <table:table-cell table:formula="of:=[.$M$1]*[.J80]+(1-[.$M$1])*[.C81]" office:value-type="float" office:value="0.374703987172847" calcext:value-type="float">
            <text:p>0,3747039872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398357" calcext:value-type="float">
            <text:p>0,398357</text:p>
          </table:table-cell>
          <table:table-cell office:value-type="float" office:value="0.342892" calcext:value-type="float">
            <text:p>0,342892</text:p>
          </table:table-cell>
          <table:table-cell office:value-type="float" office:value="0.852791" calcext:value-type="float">
            <text:p>0,852791</text:p>
          </table:table-cell>
          <table:table-cell office:value-type="float" office:value="0.838109" calcext:value-type="float">
            <text:p>0,838109</text:p>
          </table:table-cell>
          <table:table-cell office:value-type="float" office:value="0.674519" calcext:value-type="float">
            <text:p>0,674519</text:p>
          </table:table-cell>
          <table:table-cell office:value-type="float" office:value="0.875035" calcext:value-type="float">
            <text:p>0,875035</text:p>
          </table:table-cell>
          <table:table-cell/>
          <table:table-cell table:formula="of:=[.$M$1]*[.I81]+(1-[.$M$1])*[.B82]" office:value-type="float" office:value="0.319286009216539" calcext:value-type="float">
            <text:p>0,3192860092</text:p>
          </table:table-cell>
          <table:table-cell table:formula="of:=[.$M$1]*[.J81]+(1-[.$M$1])*[.C82]" office:value-type="float" office:value="0.368341589738277" calcext:value-type="float">
            <text:p>0,3683415897</text:p>
          </table:table-cell>
          <table:table-cell table:number-columns-repeated="3"/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268783" calcext:value-type="float">
            <text:p>0,268783</text:p>
          </table:table-cell>
          <table:table-cell office:value-type="float" office:value="1.01916" calcext:value-type="float">
            <text:p>1,01916</text:p>
          </table:table-cell>
          <table:table-cell office:value-type="float" office:value="0.734137" calcext:value-type="float">
            <text:p>0,734137</text:p>
          </table:table-cell>
          <table:table-cell office:value-type="float" office:value="0.685581" calcext:value-type="float">
            <text:p>0,685581</text:p>
          </table:table-cell>
          <table:table-cell office:value-type="float" office:value="0.786466" calcext:value-type="float">
            <text:p>0,786466</text:p>
          </table:table-cell>
          <table:table-cell office:value-type="float" office:value="0.906815" calcext:value-type="float">
            <text:p>0,906815</text:p>
          </table:table-cell>
          <table:table-cell/>
          <table:table-cell table:formula="of:=[.$M$1]*[.I82]+(1-[.$M$1])*[.B83]" office:value-type="float" office:value="0.309185407373231" calcext:value-type="float">
            <text:p>0,3091854074</text:p>
          </table:table-cell>
          <table:table-cell table:formula="of:=[.$M$1]*[.J82]+(1-[.$M$1])*[.C83]" office:value-type="float" office:value="0.498505271790622" calcext:value-type="float">
            <text:p>0,4985052718</text:p>
          </table:table-cell>
          <table:table-cell table:number-columns-repeated="3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363224" calcext:value-type="float">
            <text:p>0,363224</text:p>
          </table:table-cell>
          <table:table-cell office:value-type="float" office:value="0.749051" calcext:value-type="float">
            <text:p>0,749051</text:p>
          </table:table-cell>
          <table:table-cell office:value-type="float" office:value="0.559857" calcext:value-type="float">
            <text:p>0,559857</text:p>
          </table:table-cell>
          <table:table-cell office:value-type="float" office:value="0.488354" calcext:value-type="float">
            <text:p>0,488354</text:p>
          </table:table-cell>
          <table:table-cell office:value-type="float" office:value="0.440103" calcext:value-type="float">
            <text:p>0,440103</text:p>
          </table:table-cell>
          <table:table-cell office:value-type="float" office:value="0.936466" calcext:value-type="float">
            <text:p>0,936466</text:p>
          </table:table-cell>
          <table:table-cell/>
          <table:table-cell table:formula="of:=[.$M$1]*[.I83]+(1-[.$M$1])*[.B84]" office:value-type="float" office:value="0.319993125898585" calcext:value-type="float">
            <text:p>0,3199931259</text:p>
          </table:table-cell>
          <table:table-cell table:formula="of:=[.$M$1]*[.J83]+(1-[.$M$1])*[.C84]" office:value-type="float" office:value="0.548614417432497" calcext:value-type="float">
            <text:p>0,5486144174</text:p>
          </table:table-cell>
          <table:table-cell table:number-columns-repeated="3"/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330891" calcext:value-type="float">
            <text:p>0,330891</text:p>
          </table:table-cell>
          <table:table-cell office:value-type="float" office:value="0.434489" calcext:value-type="float">
            <text:p>0,434489</text:p>
          </table:table-cell>
          <table:table-cell office:value-type="float" office:value="0.725503" calcext:value-type="float">
            <text:p>0,725503</text:p>
          </table:table-cell>
          <table:table-cell office:value-type="float" office:value="0.759089" calcext:value-type="float">
            <text:p>0,759089</text:p>
          </table:table-cell>
          <table:table-cell office:value-type="float" office:value="0.776459" calcext:value-type="float">
            <text:p>0,776459</text:p>
          </table:table-cell>
          <table:table-cell office:value-type="float" office:value="0.390529" calcext:value-type="float">
            <text:p>0,390529</text:p>
          </table:table-cell>
          <table:table-cell/>
          <table:table-cell table:formula="of:=[.$M$1]*[.I84]+(1-[.$M$1])*[.B85]" office:value-type="float" office:value="0.322172700718868" calcext:value-type="float">
            <text:p>0,3221727007</text:p>
          </table:table-cell>
          <table:table-cell table:formula="of:=[.$M$1]*[.J84]+(1-[.$M$1])*[.C85]" office:value-type="float" office:value="0.525789333945998" calcext:value-type="float">
            <text:p>0,5257893339</text:p>
          </table:table-cell>
          <table:table-cell table:number-columns-repeated="3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280107" calcext:value-type="float">
            <text:p>0,280107</text:p>
          </table:table-cell>
          <table:table-cell office:value-type="float" office:value="0.366477" calcext:value-type="float">
            <text:p>0,366477</text:p>
          </table:table-cell>
          <table:table-cell office:value-type="float" office:value="0.781096" calcext:value-type="float">
            <text:p>0,781096</text:p>
          </table:table-cell>
          <table:table-cell office:value-type="float" office:value="0.74658" calcext:value-type="float">
            <text:p>0,74658</text:p>
          </table:table-cell>
          <table:table-cell office:value-type="float" office:value="0.630389" calcext:value-type="float">
            <text:p>0,630389</text:p>
          </table:table-cell>
          <table:table-cell office:value-type="float" office:value="0.897209" calcext:value-type="float">
            <text:p>0,897209</text:p>
          </table:table-cell>
          <table:table-cell/>
          <table:table-cell table:formula="of:=[.$M$1]*[.I85]+(1-[.$M$1])*[.B86]" office:value-type="float" office:value="0.313759560575094" calcext:value-type="float">
            <text:p>0,3137595606</text:p>
          </table:table-cell>
          <table:table-cell table:formula="of:=[.$M$1]*[.J85]+(1-[.$M$1])*[.C86]" office:value-type="float" office:value="0.493926867156798" calcext:value-type="float">
            <text:p>0,4939268672</text:p>
          </table:table-cell>
          <table:table-cell table:number-columns-repeated="3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474342" calcext:value-type="float">
            <text:p>0,474342</text:p>
          </table:table-cell>
          <table:table-cell office:value-type="float" office:value="0.385089" calcext:value-type="float">
            <text:p>0,385089</text:p>
          </table:table-cell>
          <table:table-cell office:value-type="float" office:value="0.694532" calcext:value-type="float">
            <text:p>0,694532</text:p>
          </table:table-cell>
          <table:table-cell office:value-type="float" office:value="0.637854" calcext:value-type="float">
            <text:p>0,637854</text:p>
          </table:table-cell>
          <table:table-cell office:value-type="float" office:value="0.789139" calcext:value-type="float">
            <text:p>0,789139</text:p>
          </table:table-cell>
          <table:table-cell office:value-type="float" office:value="0.925281" calcext:value-type="float">
            <text:p>0,925281</text:p>
          </table:table-cell>
          <table:table-cell/>
          <table:table-cell table:formula="of:=[.$M$1]*[.I86]+(1-[.$M$1])*[.B87]" office:value-type="float" office:value="0.345876048460075" calcext:value-type="float">
            <text:p>0,3458760485</text:p>
          </table:table-cell>
          <table:table-cell table:formula="of:=[.$M$1]*[.J86]+(1-[.$M$1])*[.C87]" office:value-type="float" office:value="0.472159293725439" calcext:value-type="float">
            <text:p>0,4721592937</text:p>
          </table:table-cell>
          <table:table-cell table:number-columns-repeated="3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301385" calcext:value-type="float">
            <text:p>0,301385</text:p>
          </table:table-cell>
          <table:table-cell office:value-type="float" office:value="0.438749" calcext:value-type="float">
            <text:p>0,438749</text:p>
          </table:table-cell>
          <table:table-cell office:value-type="float" office:value="0.66728" calcext:value-type="float">
            <text:p>0,66728</text:p>
          </table:table-cell>
          <table:table-cell office:value-type="float" office:value="0.600914" calcext:value-type="float">
            <text:p>0,600914</text:p>
          </table:table-cell>
          <table:table-cell office:value-type="float" office:value="0.797296" calcext:value-type="float">
            <text:p>0,797296</text:p>
          </table:table-cell>
          <table:table-cell office:value-type="float" office:value="0.90911" calcext:value-type="float">
            <text:p>0,90911</text:p>
          </table:table-cell>
          <table:table-cell/>
          <table:table-cell table:formula="of:=[.$M$1]*[.I87]+(1-[.$M$1])*[.B88]" office:value-type="float" office:value="0.33697783876806" calcext:value-type="float">
            <text:p>0,3369778388</text:p>
          </table:table-cell>
          <table:table-cell table:formula="of:=[.$M$1]*[.J87]+(1-[.$M$1])*[.C88]" office:value-type="float" office:value="0.465477234980351" calcext:value-type="float">
            <text:p>0,465477235</text:p>
          </table:table-cell>
          <table:table-cell table:number-columns-repeated="3"/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25141" calcext:value-type="float">
            <text:p>0,25141</text:p>
          </table:table-cell>
          <table:table-cell office:value-type="float" office:value="0.520587" calcext:value-type="float">
            <text:p>0,520587</text:p>
          </table:table-cell>
          <table:table-cell office:value-type="float" office:value="0.613307" calcext:value-type="float">
            <text:p>0,613307</text:p>
          </table:table-cell>
          <table:table-cell office:value-type="float" office:value="0.543603" calcext:value-type="float">
            <text:p>0,543603</text:p>
          </table:table-cell>
          <table:table-cell office:value-type="float" office:value="0.800992" calcext:value-type="float">
            <text:p>0,800992</text:p>
          </table:table-cell>
          <table:table-cell office:value-type="float" office:value="0.878307" calcext:value-type="float">
            <text:p>0,878307</text:p>
          </table:table-cell>
          <table:table-cell/>
          <table:table-cell table:formula="of:=[.$M$1]*[.I88]+(1-[.$M$1])*[.B89]" office:value-type="float" office:value="0.319864271014448" calcext:value-type="float">
            <text:p>0,319864271</text:p>
          </table:table-cell>
          <table:table-cell table:formula="of:=[.$M$1]*[.J88]+(1-[.$M$1])*[.C89]" office:value-type="float" office:value="0.476499187984281" calcext:value-type="float">
            <text:p>0,476499188</text:p>
          </table:table-cell>
          <table:table-cell table:number-columns-repeated="3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269642" calcext:value-type="float">
            <text:p>0,269642</text:p>
          </table:table-cell>
          <table:table-cell office:value-type="float" office:value="0.365233" calcext:value-type="float">
            <text:p>0,365233</text:p>
          </table:table-cell>
          <table:table-cell office:value-type="float" office:value="0.753912" calcext:value-type="float">
            <text:p>0,753912</text:p>
          </table:table-cell>
          <table:table-cell office:value-type="float" office:value="0.722635" calcext:value-type="float">
            <text:p>0,722635</text:p>
          </table:table-cell>
          <table:table-cell office:value-type="float" office:value="0.638723" calcext:value-type="float">
            <text:p>0,638723</text:p>
          </table:table-cell>
          <table:table-cell office:value-type="float" office:value="0.926876" calcext:value-type="float">
            <text:p>0,926876</text:p>
          </table:table-cell>
          <table:table-cell/>
          <table:table-cell table:formula="of:=[.$M$1]*[.I89]+(1-[.$M$1])*[.B90]" office:value-type="float" office:value="0.309819816811559" calcext:value-type="float">
            <text:p>0,3098198168</text:p>
          </table:table-cell>
          <table:table-cell table:formula="of:=[.$M$1]*[.J89]+(1-[.$M$1])*[.C90]" office:value-type="float" office:value="0.454245950387425" calcext:value-type="float">
            <text:p>0,4542459504</text:p>
          </table:table-cell>
          <table:table-cell table:number-columns-repeated="3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378662" calcext:value-type="float">
            <text:p>0,378662</text:p>
          </table:table-cell>
          <table:table-cell office:value-type="float" office:value="0.583012" calcext:value-type="float">
            <text:p>0,583012</text:p>
          </table:table-cell>
          <table:table-cell office:value-type="float" office:value="0.810445" calcext:value-type="float">
            <text:p>0,810445</text:p>
          </table:table-cell>
          <table:table-cell office:value-type="float" office:value="0.791542" calcext:value-type="float">
            <text:p>0,791542</text:p>
          </table:table-cell>
          <table:table-cell office:value-type="float" office:value="0.759083" calcext:value-type="float">
            <text:p>0,759083</text:p>
          </table:table-cell>
          <table:table-cell office:value-type="float" office:value="0.854083" calcext:value-type="float">
            <text:p>0,854083</text:p>
          </table:table-cell>
          <table:table-cell/>
          <table:table-cell table:formula="of:=[.$M$1]*[.I90]+(1-[.$M$1])*[.B91]" office:value-type="float" office:value="0.323588253449247" calcext:value-type="float">
            <text:p>0,3235882534</text:p>
          </table:table-cell>
          <table:table-cell table:formula="of:=[.$M$1]*[.J90]+(1-[.$M$1])*[.C91]" office:value-type="float" office:value="0.47999916030994" calcext:value-type="float">
            <text:p>0,4799991603</text:p>
          </table:table-cell>
          <table:table-cell table:number-columns-repeated="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304439" calcext:value-type="float">
            <text:p>0,304439</text:p>
          </table:table-cell>
          <table:table-cell office:value-type="float" office:value="0.531862" calcext:value-type="float">
            <text:p>0,531862</text:p>
          </table:table-cell>
          <table:table-cell office:value-type="float" office:value="0.604006" calcext:value-type="float">
            <text:p>0,604006</text:p>
          </table:table-cell>
          <table:table-cell office:value-type="float" office:value="0.527781" calcext:value-type="float">
            <text:p>0,527781</text:p>
          </table:table-cell>
          <table:table-cell office:value-type="float" office:value="0.674039" calcext:value-type="float">
            <text:p>0,674039</text:p>
          </table:table-cell>
          <table:table-cell office:value-type="float" office:value="0.948989" calcext:value-type="float">
            <text:p>0,948989</text:p>
          </table:table-cell>
          <table:table-cell/>
          <table:table-cell table:formula="of:=[.$M$1]*[.I91]+(1-[.$M$1])*[.B92]" office:value-type="float" office:value="0.319758402759397" calcext:value-type="float">
            <text:p>0,3197584028</text:p>
          </table:table-cell>
          <table:table-cell table:formula="of:=[.$M$1]*[.J91]+(1-[.$M$1])*[.C92]" office:value-type="float" office:value="0.490371728247952" calcext:value-type="float">
            <text:p>0,4903717282</text:p>
          </table:table-cell>
          <table:table-cell table:number-columns-repeated="3"/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364731" calcext:value-type="float">
            <text:p>0,364731</text:p>
          </table:table-cell>
          <table:table-cell office:value-type="float" office:value="0.354104" calcext:value-type="float">
            <text:p>0,354104</text:p>
          </table:table-cell>
          <table:table-cell office:value-type="float" office:value="0.871592" calcext:value-type="float">
            <text:p>0,871592</text:p>
          </table:table-cell>
          <table:table-cell office:value-type="float" office:value="0.906836" calcext:value-type="float">
            <text:p>0,906836</text:p>
          </table:table-cell>
          <table:table-cell office:value-type="float" office:value="0.622637" calcext:value-type="float">
            <text:p>0,622637</text:p>
          </table:table-cell>
          <table:table-cell office:value-type="float" office:value="0.655608" calcext:value-type="float">
            <text:p>0,655608</text:p>
          </table:table-cell>
          <table:table-cell/>
          <table:table-cell table:formula="of:=[.$M$1]*[.I92]+(1-[.$M$1])*[.B93]" office:value-type="float" office:value="0.328752922207518" calcext:value-type="float">
            <text:p>0,3287529222</text:p>
          </table:table-cell>
          <table:table-cell table:formula="of:=[.$M$1]*[.J92]+(1-[.$M$1])*[.C93]" office:value-type="float" office:value="0.463118182598361" calcext:value-type="float">
            <text:p>0,4631181826</text:p>
          </table:table-cell>
          <table:table-cell table:number-columns-repeated="3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369846" calcext:value-type="float">
            <text:p>0,369846</text:p>
          </table:table-cell>
          <table:table-cell office:value-type="float" office:value="0.354445" calcext:value-type="float">
            <text:p>0,354445</text:p>
          </table:table-cell>
          <table:table-cell office:value-type="float" office:value="0.813941" calcext:value-type="float">
            <text:p>0,813941</text:p>
          </table:table-cell>
          <table:table-cell office:value-type="float" office:value="0.796313" calcext:value-type="float">
            <text:p>0,796313</text:p>
          </table:table-cell>
          <table:table-cell office:value-type="float" office:value="0.750174" calcext:value-type="float">
            <text:p>0,750174</text:p>
          </table:table-cell>
          <table:table-cell office:value-type="float" office:value="0.849511" calcext:value-type="float">
            <text:p>0,849511</text:p>
          </table:table-cell>
          <table:table-cell/>
          <table:table-cell table:formula="of:=[.$M$1]*[.I93]+(1-[.$M$1])*[.B94]" office:value-type="float" office:value="0.336971537766014" calcext:value-type="float">
            <text:p>0,3369715378</text:p>
          </table:table-cell>
          <table:table-cell table:formula="of:=[.$M$1]*[.J93]+(1-[.$M$1])*[.C94]" office:value-type="float" office:value="0.441383546078689" calcext:value-type="float">
            <text:p>0,4413835461</text:p>
          </table:table-cell>
          <table:table-cell table:number-columns-repeated="3"/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385815" calcext:value-type="float">
            <text:p>0,385815</text:p>
          </table:table-cell>
          <table:table-cell office:value-type="float" office:value="2.29398" calcext:value-type="float">
            <text:p>2,29398</text:p>
          </table:table-cell>
          <table:table-cell office:value-type="float" office:value="0.762708" calcext:value-type="float">
            <text:p>0,762708</text:p>
          </table:table-cell>
          <table:table-cell office:value-type="float" office:value="0.717568" calcext:value-type="float">
            <text:p>0,717568</text:p>
          </table:table-cell>
          <table:table-cell office:value-type="float" office:value="0.74536" calcext:value-type="float">
            <text:p>0,74536</text:p>
          </table:table-cell>
          <table:table-cell office:value-type="float" office:value="0.911294" calcext:value-type="float">
            <text:p>0,911294</text:p>
          </table:table-cell>
          <table:table-cell/>
          <table:table-cell table:formula="of:=[.$M$1]*[.I94]+(1-[.$M$1])*[.B95]" office:value-type="float" office:value="0.346740230212812" calcext:value-type="float">
            <text:p>0,3467402302</text:p>
          </table:table-cell>
          <table:table-cell table:formula="of:=[.$M$1]*[.J94]+(1-[.$M$1])*[.C95]" office:value-type="float" office:value="0.811902836862951" calcext:value-type="float">
            <text:p>0,8119028369</text:p>
          </table:table-cell>
          <table:table-cell table:number-columns-repeated="3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320282" calcext:value-type="float">
            <text:p>0,320282</text:p>
          </table:table-cell>
          <table:table-cell office:value-type="float" office:value="0.953301" calcext:value-type="float">
            <text:p>0,953301</text:p>
          </table:table-cell>
          <table:table-cell office:value-type="float" office:value="0.414403" calcext:value-type="float">
            <text:p>0,414403</text:p>
          </table:table-cell>
          <table:table-cell office:value-type="float" office:value="0.328035" calcext:value-type="float">
            <text:p>0,328035</text:p>
          </table:table-cell>
          <table:table-cell office:value-type="float" office:value="0.230549" calcext:value-type="float">
            <text:p>0,230549</text:p>
          </table:table-cell>
          <table:table-cell office:value-type="float" office:value="0.943483" calcext:value-type="float">
            <text:p>0,943483</text:p>
          </table:table-cell>
          <table:table-cell/>
          <table:table-cell table:formula="of:=[.$M$1]*[.I95]+(1-[.$M$1])*[.B96]" office:value-type="float" office:value="0.341448584170249" calcext:value-type="float">
            <text:p>0,3414485842</text:p>
          </table:table-cell>
          <table:table-cell table:formula="of:=[.$M$1]*[.J95]+(1-[.$M$1])*[.C96]" office:value-type="float" office:value="0.840182469490361" calcext:value-type="float">
            <text:p>0,8401824695</text:p>
          </table:table-cell>
          <table:table-cell table:number-columns-repeated="3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345309" calcext:value-type="float">
            <text:p>0,345309</text:p>
          </table:table-cell>
          <table:table-cell office:value-type="float" office:value="0.35604" calcext:value-type="float">
            <text:p>0,35604</text:p>
          </table:table-cell>
          <table:table-cell office:value-type="float" office:value="0.863798" calcext:value-type="float">
            <text:p>0,863798</text:p>
          </table:table-cell>
          <table:table-cell office:value-type="float" office:value="0.956245" calcext:value-type="float">
            <text:p>0,956245</text:p>
          </table:table-cell>
          <table:table-cell office:value-type="float" office:value="0.498318" calcext:value-type="float">
            <text:p>0,498318</text:p>
          </table:table-cell>
          <table:table-cell office:value-type="float" office:value="0.356885" calcext:value-type="float">
            <text:p>0,356885</text:p>
          </table:table-cell>
          <table:table-cell/>
          <table:table-cell table:formula="of:=[.$M$1]*[.I96]+(1-[.$M$1])*[.B97]" office:value-type="float" office:value="0.342220667336199" calcext:value-type="float">
            <text:p>0,3422206673</text:p>
          </table:table-cell>
          <table:table-cell table:formula="of:=[.$M$1]*[.J96]+(1-[.$M$1])*[.C97]" office:value-type="float" office:value="0.743353975592289" calcext:value-type="float">
            <text:p>0,7433539756</text:p>
          </table:table-cell>
          <table:table-cell table:number-columns-repeated="3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255512" calcext:value-type="float">
            <text:p>0,255512</text:p>
          </table:table-cell>
          <table:table-cell office:value-type="float" office:value="0.372407" calcext:value-type="float">
            <text:p>0,372407</text:p>
          </table:table-cell>
          <table:table-cell office:value-type="float" office:value="0.834339" calcext:value-type="float">
            <text:p>0,834339</text:p>
          </table:table-cell>
          <table:table-cell office:value-type="float" office:value="0.814871" calcext:value-type="float">
            <text:p>0,814871</text:p>
          </table:table-cell>
          <table:table-cell office:value-type="float" office:value="0.731777" calcext:value-type="float">
            <text:p>0,731777</text:p>
          </table:table-cell>
          <table:table-cell office:value-type="float" office:value="0.883365" calcext:value-type="float">
            <text:p>0,883365</text:p>
          </table:table-cell>
          <table:table-cell/>
          <table:table-cell table:formula="of:=[.$M$1]*[.I97]+(1-[.$M$1])*[.B98]" office:value-type="float" office:value="0.324878933868959" calcext:value-type="float">
            <text:p>0,3248789339</text:p>
          </table:table-cell>
          <table:table-cell table:formula="of:=[.$M$1]*[.J97]+(1-[.$M$1])*[.C98]" office:value-type="float" office:value="0.669164580473831" calcext:value-type="float">
            <text:p>0,6691645805</text:p>
          </table:table-cell>
          <table:table-cell table:number-columns-repeated="3"/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266399" calcext:value-type="float">
            <text:p>0,266399</text:p>
          </table:table-cell>
          <table:table-cell office:value-type="float" office:value="0.329881" calcext:value-type="float">
            <text:p>0,329881</text:p>
          </table:table-cell>
          <table:table-cell office:value-type="float" office:value="0.686925" calcext:value-type="float">
            <text:p>0,686925</text:p>
          </table:table-cell>
          <table:table-cell office:value-type="float" office:value="0.632119" calcext:value-type="float">
            <text:p>0,632119</text:p>
          </table:table-cell>
          <table:table-cell office:value-type="float" office:value="0.804696" calcext:value-type="float">
            <text:p>0,804696</text:p>
          </table:table-cell>
          <table:table-cell office:value-type="float" office:value="0.894312" calcext:value-type="float">
            <text:p>0,894312</text:p>
          </table:table-cell>
          <table:table-cell/>
          <table:table-cell table:formula="of:=[.$M$1]*[.I98]+(1-[.$M$1])*[.B99]" office:value-type="float" office:value="0.313182947095168" calcext:value-type="float">
            <text:p>0,3131829471</text:p>
          </table:table-cell>
          <table:table-cell table:formula="of:=[.$M$1]*[.J98]+(1-[.$M$1])*[.C99]" office:value-type="float" office:value="0.601307864379065" calcext:value-type="float">
            <text:p>0,6013078644</text:p>
          </table:table-cell>
          <table:table-cell table:number-columns-repeated="3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239792" calcext:value-type="float">
            <text:p>0,239792</text:p>
          </table:table-cell>
          <table:table-cell office:value-type="float" office:value="0.33493" calcext:value-type="float">
            <text:p>0,33493</text:p>
          </table:table-cell>
          <table:table-cell office:value-type="float" office:value="0.836473" calcext:value-type="float">
            <text:p>0,836473</text:p>
          </table:table-cell>
          <table:table-cell office:value-type="float" office:value="0.81518" calcext:value-type="float">
            <text:p>0,81518</text:p>
          </table:table-cell>
          <table:table-cell office:value-type="float" office:value="0.722084" calcext:value-type="float">
            <text:p>0,722084</text:p>
          </table:table-cell>
          <table:table-cell office:value-type="float" office:value="0.895453" calcext:value-type="float">
            <text:p>0,895453</text:p>
          </table:table-cell>
          <table:table-cell/>
          <table:table-cell table:formula="of:=[.$M$1]*[.I99]+(1-[.$M$1])*[.B100]" office:value-type="float" office:value="0.298504757676134" calcext:value-type="float">
            <text:p>0,2985047577</text:p>
          </table:table-cell>
          <table:table-cell table:formula="of:=[.$M$1]*[.J99]+(1-[.$M$1])*[.C100]" office:value-type="float" office:value="0.548032291503252" calcext:value-type="float">
            <text:p>0,5480322915</text:p>
          </table:table-cell>
          <table:table-cell table:number-columns-repeated="3"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224978" calcext:value-type="float">
            <text:p>0,224978</text:p>
          </table:table-cell>
          <table:table-cell office:value-type="float" office:value="0.368225" calcext:value-type="float">
            <text:p>0,368225</text:p>
          </table:table-cell>
          <table:table-cell office:value-type="float" office:value="0.827723" calcext:value-type="float">
            <text:p>0,827723</text:p>
          </table:table-cell>
          <table:table-cell office:value-type="float" office:value="0.805973" calcext:value-type="float">
            <text:p>0,805973</text:p>
          </table:table-cell>
          <table:table-cell office:value-type="float" office:value="0.751901" calcext:value-type="float">
            <text:p>0,751901</text:p>
          </table:table-cell>
          <table:table-cell office:value-type="float" office:value="0.870174" calcext:value-type="float">
            <text:p>0,870174</text:p>
          </table:table-cell>
          <table:table-cell/>
          <table:table-cell table:formula="of:=[.$M$1]*[.I100]+(1-[.$M$1])*[.B101]" office:value-type="float" office:value="0.283799406140907" calcext:value-type="float">
            <text:p>0,2837994061</text:p>
          </table:table-cell>
          <table:table-cell table:formula="of:=[.$M$1]*[.J100]+(1-[.$M$1])*[.C101]" office:value-type="float" office:value="0.512070833202601" calcext:value-type="float">
            <text:p>0,512070833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results.A1:results.J1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9:26:03.773126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19:27:21.450150930</dc:date>
    <meta:editing-duration>PT25M18S</meta:editing-duration>
    <meta:editing-cycles>5</meta:editing-cycles>
    <meta:generator>LibreOffice/5.1.6.2$Linux_X86_64 LibreOffice_project/10m0$Build-2</meta:generator>
    <meta:document-statistic meta:table-count="1" meta:cell-count="9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43cm" svg:height="12.14cm" xlink:href=".." xlink:type="simple" chart:class="chart:scatter" chart:style-name="ch1">
        <chart:legend chart:legend-position="end" svg:x="21.162cm" svg:y="5.522cm" style:legend-expansion="high" chart:style-name="ch2"/>
        <chart:plot-area chart:style-name="ch3" table:cell-range-address="results.A2:results.A101 results.I1:results.J101" chart:data-source-has-labels="row" svg:x="0.49cm" svg:y="0.242cm" svg:width="20.182cm" svg:height="11.656cm">
          <chartooo:coordinate-region svg:x="1.217cm" svg:y="0.442cm" svg:width="18.99cm" svg:height="10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I2:results.I101" chart:label-cell-address="results.I1:results.I1" chart:class="chart:scatter">
            <chart:domain table:cell-range-address="results.A2:results.A101"/>
            <chart:data-point chart:repeated="100"/>
          </chart:series>
          <chart:series chart:style-name="ch8" chart:values-cell-range-address="results.J2:results.J101" chart:label-cell-address="results.J1:results.J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raining Loss</text:p>
                <draw:g>
                  <svg:desc>results.I1:results.I1</svg:desc>
                </draw:g>
              </table:table-cell>
              <table:table-cell office:value-type="string">
                <text:p>Test Los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1</svg:desc>
                </draw:g>
              </table:table-cell>
              <table:table-cell office:value-type="float" office:value="1.28931">
                <text:p>1.28931</text:p>
                <draw:g>
                  <svg:desc>results.I2:results.I101</svg:desc>
                </draw:g>
              </table:table-cell>
              <table:table-cell office:value-type="float" office:value="0.506608">
                <text:p>0.506608</text:p>
                <draw:g>
                  <svg:desc>results.J2:results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.121764">
                <text:p>1.121764</text:p>
              </table:table-cell>
              <table:table-cell office:value-type="float" office:value="0.5008624">
                <text:p>0.5008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.0077828">
                <text:p>1.0077828</text:p>
              </table:table-cell>
              <table:table-cell office:value-type="float" office:value="0.47822672">
                <text:p>0.47822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86609864">
                <text:p>0.86609864</text:p>
              </table:table-cell>
              <table:table-cell office:value-type="float" office:value="0.472123976">
                <text:p>0.472123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751306512">
                <text:p>0.751306512</text:p>
              </table:table-cell>
              <table:table-cell office:value-type="float" office:value="0.4761431808">
                <text:p>0.4761431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0.6909934096">
                <text:p>0.6909934096</text:p>
              </table:table-cell>
              <table:table-cell office:value-type="float" office:value="0.46634594464">
                <text:p>0.46634594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64162632768">
                <text:p>0.64162632768</text:p>
              </table:table-cell>
              <table:table-cell office:value-type="float" office:value="0.465920955712">
                <text:p>0.465920955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0.591145862144">
                <text:p>0.591145862144</text:p>
              </table:table-cell>
              <table:table-cell office:value-type="float" office:value="0.4861361645696">
                <text:p>0.4861361645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0.5485754897152">
                <text:p>0.5485754897152</text:p>
              </table:table-cell>
              <table:table-cell office:value-type="float" office:value="0.46496913165568">
                <text:p>0.46496913165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0.50003239177216">
                <text:p>0.50003239177216</text:p>
              </table:table-cell>
              <table:table-cell office:value-type="float" office:value="0.581907305324544">
                <text:p>0.581907305324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532473713417728">
                <text:p>0.532473713417728</text:p>
              </table:table-cell>
              <table:table-cell office:value-type="float" office:value="0.551143844259635">
                <text:p>0.551143844259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0.484035970734182">
                <text:p>0.484035970734182</text:p>
              </table:table-cell>
              <table:table-cell office:value-type="float" office:value="0.538416475407708">
                <text:p>0.538416475407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0.497724776587346">
                <text:p>0.497724776587346</text:p>
              </table:table-cell>
              <table:table-cell office:value-type="float" office:value="0.507349180326167">
                <text:p>0.507349180326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0.470834021269877">
                <text:p>0.470834021269877</text:p>
              </table:table-cell>
              <table:table-cell office:value-type="float" office:value="0.492644744260933">
                <text:p>0.492644744260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">
                <text:p>7000</text:p>
              </table:table-cell>
              <table:table-cell office:value-type="float" office:value="0.440374817015901">
                <text:p>0.440374817015901</text:p>
              </table:table-cell>
              <table:table-cell office:value-type="float" office:value="0.487908595408747">
                <text:p>0.487908595408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">
                <text:p>7500</text:p>
              </table:table-cell>
              <table:table-cell office:value-type="float" office:value="0.437665253612721">
                <text:p>0.437665253612721</text:p>
              </table:table-cell>
              <table:table-cell office:value-type="float" office:value="0.480201276326997">
                <text:p>0.480201276326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0.442239002890177">
                <text:p>0.442239002890177</text:p>
              </table:table-cell>
              <table:table-cell office:value-type="float" office:value="0.470421221061598">
                <text:p>0.470421221061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">
                <text:p>8500</text:p>
              </table:table-cell>
              <table:table-cell office:value-type="float" office:value="0.428282602312142">
                <text:p>0.428282602312142</text:p>
              </table:table-cell>
              <table:table-cell office:value-type="float" office:value="0.484244176849278">
                <text:p>0.484244176849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0.405773081849713">
                <text:p>0.405773081849713</text:p>
              </table:table-cell>
              <table:table-cell office:value-type="float" office:value="0.475070541479423">
                <text:p>0.475070541479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">
                <text:p>9500</text:p>
              </table:table-cell>
              <table:table-cell office:value-type="float" office:value="0.375596065479771">
                <text:p>0.375596065479771</text:p>
              </table:table-cell>
              <table:table-cell office:value-type="float" office:value="0.453875233183538">
                <text:p>0.453875233183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0.366244252383817">
                <text:p>0.366244252383817</text:p>
              </table:table-cell>
              <table:table-cell office:value-type="float" office:value="0.45458958654683">
                <text:p>0.45458958654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">
                <text:p>10500</text:p>
              </table:table-cell>
              <table:table-cell office:value-type="float" office:value="0.374391601907053">
                <text:p>0.374391601907053</text:p>
              </table:table-cell>
              <table:table-cell office:value-type="float" office:value="0.436252269237464">
                <text:p>0.436252269237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">
                <text:p>11000</text:p>
              </table:table-cell>
              <table:table-cell office:value-type="float" office:value="0.350897281525643">
                <text:p>0.350897281525643</text:p>
              </table:table-cell>
              <table:table-cell office:value-type="float" office:value="0.427529015389972">
                <text:p>0.427529015389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">
                <text:p>11500</text:p>
              </table:table-cell>
              <table:table-cell office:value-type="float" office:value="0.344321625220514">
                <text:p>0.344321625220514</text:p>
              </table:table-cell>
              <table:table-cell office:value-type="float" office:value="0.422559212311977">
                <text:p>0.422559212311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">
                <text:p>12000</text:p>
              </table:table-cell>
              <table:table-cell office:value-type="float" office:value="0.331424900176411">
                <text:p>0.331424900176411</text:p>
              </table:table-cell>
              <table:table-cell office:value-type="float" office:value="0.472192569849582">
                <text:p>0.4721925698495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">
                <text:p>12500</text:p>
              </table:table-cell>
              <table:table-cell office:value-type="float" office:value="0.401926120141129">
                <text:p>0.401926120141129</text:p>
              </table:table-cell>
              <table:table-cell office:value-type="float" office:value="0.452724855879665">
                <text:p>0.452724855879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">
                <text:p>13000</text:p>
              </table:table-cell>
              <table:table-cell office:value-type="float" office:value="0.379821296112903">
                <text:p>0.379821296112903</text:p>
              </table:table-cell>
              <table:table-cell office:value-type="float" office:value="0.477266284703732">
                <text:p>0.477266284703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">
                <text:p>13500</text:p>
              </table:table-cell>
              <table:table-cell office:value-type="float" office:value="0.381257836890323">
                <text:p>0.381257836890323</text:p>
              </table:table-cell>
              <table:table-cell office:value-type="float" office:value="0.461902627762986">
                <text:p>0.461902627762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">
                <text:p>14000</text:p>
              </table:table-cell>
              <table:table-cell office:value-type="float" office:value="0.372169269512258">
                <text:p>0.372169269512258</text:p>
              </table:table-cell>
              <table:table-cell office:value-type="float" office:value="0.467759502210389">
                <text:p>0.4677595022103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">
                <text:p>14500</text:p>
              </table:table-cell>
              <table:table-cell office:value-type="float" office:value="0.383292215609806">
                <text:p>0.383292215609806</text:p>
              </table:table-cell>
              <table:table-cell office:value-type="float" office:value="0.474255601768311">
                <text:p>0.4742556017683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">
                <text:p>15000</text:p>
              </table:table-cell>
              <table:table-cell office:value-type="float" office:value="0.383759572487845">
                <text:p>0.383759572487845</text:p>
              </table:table-cell>
              <table:table-cell office:value-type="float" office:value="0.456382081414649">
                <text:p>0.456382081414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">
                <text:p>15500</text:p>
              </table:table-cell>
              <table:table-cell office:value-type="float" office:value="0.362159657990276">
                <text:p>0.362159657990276</text:p>
              </table:table-cell>
              <table:table-cell office:value-type="float" office:value="0.442478265131719">
                <text:p>0.442478265131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">
                <text:p>16000</text:p>
              </table:table-cell>
              <table:table-cell office:value-type="float" office:value="0.343066926392221">
                <text:p>0.343066926392221</text:p>
              </table:table-cell>
              <table:table-cell office:value-type="float" office:value="0.425111412105375">
                <text:p>0.425111412105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">
                <text:p>16500</text:p>
              </table:table-cell>
              <table:table-cell office:value-type="float" office:value="0.357745341113777">
                <text:p>0.357745341113777</text:p>
              </table:table-cell>
              <table:table-cell office:value-type="float" office:value="0.4043583296843">
                <text:p>0.4043583296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">
                <text:p>17000</text:p>
              </table:table-cell>
              <table:table-cell office:value-type="float" office:value="0.333867472891021">
                <text:p>0.333867472891021</text:p>
              </table:table-cell>
              <table:table-cell office:value-type="float" office:value="0.40558406374744">
                <text:p>0.40558406374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">
                <text:p>17500</text:p>
              </table:table-cell>
              <table:table-cell office:value-type="float" office:value="0.312798778312817">
                <text:p>0.312798778312817</text:p>
              </table:table-cell>
              <table:table-cell office:value-type="float" office:value="0.498313850997952">
                <text:p>0.4983138509979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">
                <text:p>18000</text:p>
              </table:table-cell>
              <table:table-cell office:value-type="float" office:value="0.308120622650254">
                <text:p>0.308120622650254</text:p>
              </table:table-cell>
              <table:table-cell office:value-type="float" office:value="0.670589080798362">
                <text:p>0.6705890807983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">
                <text:p>18500</text:p>
              </table:table-cell>
              <table:table-cell office:value-type="float" office:value="0.328733898120203">
                <text:p>0.328733898120203</text:p>
              </table:table-cell>
              <table:table-cell office:value-type="float" office:value="0.618364864638689">
                <text:p>0.61836486463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">
                <text:p>19000</text:p>
              </table:table-cell>
              <table:table-cell office:value-type="float" office:value="0.325441918496162">
                <text:p>0.325441918496162</text:p>
              </table:table-cell>
              <table:table-cell office:value-type="float" office:value="0.585614091710951">
                <text:p>0.585614091710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">
                <text:p>19500</text:p>
              </table:table-cell>
              <table:table-cell office:value-type="float" office:value="0.31845633479693">
                <text:p>0.31845633479693</text:p>
              </table:table-cell>
              <table:table-cell office:value-type="float" office:value="0.553766273368761">
                <text:p>0.5537662733687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">
                <text:p>20000</text:p>
              </table:table-cell>
              <table:table-cell office:value-type="float" office:value="0.306917867837544">
                <text:p>0.306917867837544</text:p>
              </table:table-cell>
              <table:table-cell office:value-type="float" office:value="0.545808818695009">
                <text:p>0.545808818695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">
                <text:p>20500</text:p>
              </table:table-cell>
              <table:table-cell office:value-type="float" office:value="0.348502494270035">
                <text:p>0.348502494270035</text:p>
              </table:table-cell>
              <table:table-cell office:value-type="float" office:value="0.508840454956007">
                <text:p>0.508840454956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">
                <text:p>21000</text:p>
              </table:table-cell>
              <table:table-cell office:value-type="float" office:value="0.333648395416028">
                <text:p>0.333648395416028</text:p>
              </table:table-cell>
              <table:table-cell office:value-type="float" office:value="0.487542163964806">
                <text:p>0.487542163964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">
                <text:p>21500</text:p>
              </table:table-cell>
              <table:table-cell office:value-type="float" office:value="0.350739716332822">
                <text:p>0.350739716332822</text:p>
              </table:table-cell>
              <table:table-cell office:value-type="float" office:value="0.468245731171845">
                <text:p>0.468245731171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">
                <text:p>22000</text:p>
              </table:table-cell>
              <table:table-cell office:value-type="float" office:value="0.345029773066258">
                <text:p>0.345029773066258</text:p>
              </table:table-cell>
              <table:table-cell office:value-type="float" office:value="0.461462184937476">
                <text:p>0.461462184937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">
                <text:p>22500</text:p>
              </table:table-cell>
              <table:table-cell office:value-type="float" office:value="0.334447218453006">
                <text:p>0.334447218453006</text:p>
              </table:table-cell>
              <table:table-cell office:value-type="float" office:value="0.441250947949981">
                <text:p>0.441250947949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">
                <text:p>23000</text:p>
              </table:table-cell>
              <table:table-cell office:value-type="float" office:value="0.335483774762405">
                <text:p>0.335483774762405</text:p>
              </table:table-cell>
              <table:table-cell office:value-type="float" office:value="0.469685758359984">
                <text:p>0.469685758359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">
                <text:p>23500</text:p>
              </table:table-cell>
              <table:table-cell office:value-type="float" office:value="0.355363819809924">
                <text:p>0.355363819809924</text:p>
              </table:table-cell>
              <table:table-cell office:value-type="float" office:value="0.460466406687988">
                <text:p>0.460466406687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">
                <text:p>24000</text:p>
              </table:table-cell>
              <table:table-cell office:value-type="float" office:value="0.347072655847939">
                <text:p>0.347072655847939</text:p>
              </table:table-cell>
              <table:table-cell office:value-type="float" office:value="0.47209352535039">
                <text:p>0.47209352535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">
                <text:p>24500</text:p>
              </table:table-cell>
              <table:table-cell office:value-type="float" office:value="0.339292924678351">
                <text:p>0.339292924678351</text:p>
              </table:table-cell>
              <table:table-cell office:value-type="float" office:value="0.447201620280312">
                <text:p>0.447201620280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">
                <text:p>25000</text:p>
              </table:table-cell>
              <table:table-cell office:value-type="float" office:value="0.316010739742681">
                <text:p>0.316010739742681</text:p>
              </table:table-cell>
              <table:table-cell office:value-type="float" office:value="0.43087369622425">
                <text:p>0.430873696224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">
                <text:p>25500</text:p>
              </table:table-cell>
              <table:table-cell office:value-type="float" office:value="0.315439991794145">
                <text:p>0.315439991794145</text:p>
              </table:table-cell>
              <table:table-cell office:value-type="float" office:value="0.4161061569794">
                <text:p>0.4161061569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">
                <text:p>26000</text:p>
              </table:table-cell>
              <table:table-cell office:value-type="float" office:value="0.310948193435316">
                <text:p>0.310948193435316</text:p>
              </table:table-cell>
              <table:table-cell office:value-type="float" office:value="0.39721132558352">
                <text:p>0.39721132558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">
                <text:p>26500</text:p>
              </table:table-cell>
              <table:table-cell office:value-type="float" office:value="0.293783154748253">
                <text:p>0.293783154748253</text:p>
              </table:table-cell>
              <table:table-cell office:value-type="float" office:value="0.406320860466816">
                <text:p>0.406320860466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">
                <text:p>27000</text:p>
              </table:table-cell>
              <table:table-cell office:value-type="float" office:value="0.300441323798602">
                <text:p>0.300441323798602</text:p>
              </table:table-cell>
              <table:table-cell office:value-type="float" office:value="0.391688688373453">
                <text:p>0.391688688373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">
                <text:p>27500</text:p>
              </table:table-cell>
              <table:table-cell office:value-type="float" office:value="0.287593059038882">
                <text:p>0.287593059038882</text:p>
              </table:table-cell>
              <table:table-cell office:value-type="float" office:value="0.391362750698762">
                <text:p>0.391362750698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">
                <text:p>28000</text:p>
              </table:table-cell>
              <table:table-cell office:value-type="float" office:value="0.354566847231105">
                <text:p>0.354566847231105</text:p>
              </table:table-cell>
              <table:table-cell office:value-type="float" office:value="0.38131880055901">
                <text:p>0.381318800559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">
                <text:p>28500</text:p>
              </table:table-cell>
              <table:table-cell office:value-type="float" office:value="0.336179477784884">
                <text:p>0.336179477784884</text:p>
              </table:table-cell>
              <table:table-cell office:value-type="float" office:value="0.401282440447208">
                <text:p>0.401282440447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">
                <text:p>29000</text:p>
              </table:table-cell>
              <table:table-cell office:value-type="float" office:value="0.330620182227907">
                <text:p>0.330620182227907</text:p>
              </table:table-cell>
              <table:table-cell office:value-type="float" office:value="0.395677952357766">
                <text:p>0.39567795235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">
                <text:p>29500</text:p>
              </table:table-cell>
              <table:table-cell office:value-type="float" office:value="0.317201945782326">
                <text:p>0.317201945782326</text:p>
              </table:table-cell>
              <table:table-cell office:value-type="float" office:value="0.402615361886213">
                <text:p>0.4026153618862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">
                <text:p>30000</text:p>
              </table:table-cell>
              <table:table-cell office:value-type="float" office:value="0.332808556625861">
                <text:p>0.332808556625861</text:p>
              </table:table-cell>
              <table:table-cell office:value-type="float" office:value="0.53293628950897">
                <text:p>0.532936289508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0">
                <text:p>30500</text:p>
              </table:table-cell>
              <table:table-cell office:value-type="float" office:value="0.333644245300689">
                <text:p>0.333644245300689</text:p>
              </table:table-cell>
              <table:table-cell office:value-type="float" office:value="0.490858631607176">
                <text:p>0.490858631607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0">
                <text:p>31000</text:p>
              </table:table-cell>
              <table:table-cell office:value-type="float" office:value="0.376838396240551">
                <text:p>0.376838396240551</text:p>
              </table:table-cell>
              <table:table-cell office:value-type="float" office:value="0.475392905285741">
                <text:p>0.4753929052857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0">
                <text:p>31500</text:p>
              </table:table-cell>
              <table:table-cell office:value-type="float" office:value="0.384106716992441">
                <text:p>0.384106716992441</text:p>
              </table:table-cell>
              <table:table-cell office:value-type="float" office:value="0.487278524228593">
                <text:p>0.487278524228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0">
                <text:p>32000</text:p>
              </table:table-cell>
              <table:table-cell office:value-type="float" office:value="0.379458773593953">
                <text:p>0.379458773593953</text:p>
              </table:table-cell>
              <table:table-cell office:value-type="float" office:value="0.479432219382874">
                <text:p>0.47943221938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0">
                <text:p>32500</text:p>
              </table:table-cell>
              <table:table-cell office:value-type="float" office:value="0.356867618875162">
                <text:p>0.356867618875162</text:p>
              </table:table-cell>
              <table:table-cell office:value-type="float" office:value="0.459402175506299">
                <text:p>0.459402175506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0">
                <text:p>33000</text:p>
              </table:table-cell>
              <table:table-cell office:value-type="float" office:value="0.33640669510013">
                <text:p>0.33640669510013</text:p>
              </table:table-cell>
              <table:table-cell office:value-type="float" office:value="0.43378994040504">
                <text:p>0.433789940405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0">
                <text:p>33500</text:p>
              </table:table-cell>
              <table:table-cell office:value-type="float" office:value="0.337455356080104">
                <text:p>0.337455356080104</text:p>
              </table:table-cell>
              <table:table-cell office:value-type="float" office:value="0.411876752324032">
                <text:p>0.411876752324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0">
                <text:p>34000</text:p>
              </table:table-cell>
              <table:table-cell office:value-type="float" office:value="0.335483684864083">
                <text:p>0.335483684864083</text:p>
              </table:table-cell>
              <table:table-cell office:value-type="float" office:value="0.405275001859225">
                <text:p>0.405275001859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0">
                <text:p>34500</text:p>
              </table:table-cell>
              <table:table-cell office:value-type="float" office:value="0.321823747891266">
                <text:p>0.321823747891266</text:p>
              </table:table-cell>
              <table:table-cell office:value-type="float" office:value="0.40635820148738">
                <text:p>0.40635820148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0">
                <text:p>35000</text:p>
              </table:table-cell>
              <table:table-cell office:value-type="float" office:value="0.337071198313013">
                <text:p>0.337071198313013</text:p>
              </table:table-cell>
              <table:table-cell office:value-type="float" office:value="0.392915161189904">
                <text:p>0.3929151611899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0">
                <text:p>35500</text:p>
              </table:table-cell>
              <table:table-cell office:value-type="float" office:value="0.32989635865041">
                <text:p>0.32989635865041</text:p>
              </table:table-cell>
              <table:table-cell office:value-type="float" office:value="0.382448528951923">
                <text:p>0.382448528951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0">
                <text:p>36000</text:p>
              </table:table-cell>
              <table:table-cell office:value-type="float" office:value="0.345878886920328">
                <text:p>0.345878886920328</text:p>
              </table:table-cell>
              <table:table-cell office:value-type="float" office:value="0.375895623161539">
                <text:p>0.375895623161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0">
                <text:p>36500</text:p>
              </table:table-cell>
              <table:table-cell office:value-type="float" office:value="0.321659709536263">
                <text:p>0.321659709536263</text:p>
              </table:table-cell>
              <table:table-cell office:value-type="float" office:value="0.375796098529231">
                <text:p>0.375796098529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0">
                <text:p>37000</text:p>
              </table:table-cell>
              <table:table-cell office:value-type="float" office:value="0.30888756762901">
                <text:p>0.30888756762901</text:p>
              </table:table-cell>
              <table:table-cell office:value-type="float" office:value="0.366485878823385">
                <text:p>0.3664858788233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0">
                <text:p>37500</text:p>
              </table:table-cell>
              <table:table-cell office:value-type="float" office:value="0.290151654103208">
                <text:p>0.290151654103208</text:p>
              </table:table-cell>
              <table:table-cell office:value-type="float" office:value="0.375819703058708">
                <text:p>0.375819703058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0">
                <text:p>38000</text:p>
              </table:table-cell>
              <table:table-cell office:value-type="float" office:value="0.298596323282566">
                <text:p>0.298596323282566</text:p>
              </table:table-cell>
              <table:table-cell office:value-type="float" office:value="0.379600162446966">
                <text:p>0.3796001624469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0">
                <text:p>38500</text:p>
              </table:table-cell>
              <table:table-cell office:value-type="float" office:value="0.289097658626053">
                <text:p>0.289097658626053</text:p>
              </table:table-cell>
              <table:table-cell office:value-type="float" office:value="0.389008729957573">
                <text:p>0.3890087299575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0">
                <text:p>39000</text:p>
              </table:table-cell>
              <table:table-cell office:value-type="float" office:value="0.305000326900843">
                <text:p>0.305000326900843</text:p>
              </table:table-cell>
              <table:table-cell office:value-type="float" office:value="0.378002983966058">
                <text:p>0.3780029839660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0">
                <text:p>39500</text:p>
              </table:table-cell>
              <table:table-cell office:value-type="float" office:value="0.299518261520674">
                <text:p>0.299518261520674</text:p>
              </table:table-cell>
              <table:table-cell office:value-type="float" office:value="0.374703987172847">
                <text:p>0.374703987172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0">
                <text:p>40000</text:p>
              </table:table-cell>
              <table:table-cell office:value-type="float" office:value="0.319286009216539">
                <text:p>0.319286009216539</text:p>
              </table:table-cell>
              <table:table-cell office:value-type="float" office:value="0.368341589738277">
                <text:p>0.3683415897382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00">
                <text:p>40500</text:p>
              </table:table-cell>
              <table:table-cell office:value-type="float" office:value="0.309185407373231">
                <text:p>0.309185407373231</text:p>
              </table:table-cell>
              <table:table-cell office:value-type="float" office:value="0.498505271790622">
                <text:p>0.4985052717906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0">
                <text:p>41000</text:p>
              </table:table-cell>
              <table:table-cell office:value-type="float" office:value="0.319993125898585">
                <text:p>0.319993125898585</text:p>
              </table:table-cell>
              <table:table-cell office:value-type="float" office:value="0.548614417432497">
                <text:p>0.5486144174324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00">
                <text:p>41500</text:p>
              </table:table-cell>
              <table:table-cell office:value-type="float" office:value="0.322172700718868">
                <text:p>0.322172700718868</text:p>
              </table:table-cell>
              <table:table-cell office:value-type="float" office:value="0.525789333945998">
                <text:p>0.525789333945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0">
                <text:p>42000</text:p>
              </table:table-cell>
              <table:table-cell office:value-type="float" office:value="0.313759560575094">
                <text:p>0.313759560575094</text:p>
              </table:table-cell>
              <table:table-cell office:value-type="float" office:value="0.493926867156798">
                <text:p>0.4939268671567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00">
                <text:p>42500</text:p>
              </table:table-cell>
              <table:table-cell office:value-type="float" office:value="0.345876048460075">
                <text:p>0.345876048460075</text:p>
              </table:table-cell>
              <table:table-cell office:value-type="float" office:value="0.472159293725439">
                <text:p>0.472159293725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0">
                <text:p>43000</text:p>
              </table:table-cell>
              <table:table-cell office:value-type="float" office:value="0.33697783876806">
                <text:p>0.33697783876806</text:p>
              </table:table-cell>
              <table:table-cell office:value-type="float" office:value="0.465477234980351">
                <text:p>0.4654772349803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00">
                <text:p>43500</text:p>
              </table:table-cell>
              <table:table-cell office:value-type="float" office:value="0.319864271014448">
                <text:p>0.319864271014448</text:p>
              </table:table-cell>
              <table:table-cell office:value-type="float" office:value="0.476499187984281">
                <text:p>0.4764991879842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00">
                <text:p>44000</text:p>
              </table:table-cell>
              <table:table-cell office:value-type="float" office:value="0.309819816811559">
                <text:p>0.309819816811559</text:p>
              </table:table-cell>
              <table:table-cell office:value-type="float" office:value="0.454245950387425">
                <text:p>0.4542459503874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00">
                <text:p>44500</text:p>
              </table:table-cell>
              <table:table-cell office:value-type="float" office:value="0.323588253449247">
                <text:p>0.323588253449247</text:p>
              </table:table-cell>
              <table:table-cell office:value-type="float" office:value="0.47999916030994">
                <text:p>0.47999916030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0">
                <text:p>45000</text:p>
              </table:table-cell>
              <table:table-cell office:value-type="float" office:value="0.319758402759397">
                <text:p>0.319758402759397</text:p>
              </table:table-cell>
              <table:table-cell office:value-type="float" office:value="0.490371728247952">
                <text:p>0.490371728247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00">
                <text:p>45500</text:p>
              </table:table-cell>
              <table:table-cell office:value-type="float" office:value="0.328752922207518">
                <text:p>0.328752922207518</text:p>
              </table:table-cell>
              <table:table-cell office:value-type="float" office:value="0.463118182598361">
                <text:p>0.4631181825983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00">
                <text:p>46000</text:p>
              </table:table-cell>
              <table:table-cell office:value-type="float" office:value="0.336971537766014">
                <text:p>0.336971537766014</text:p>
              </table:table-cell>
              <table:table-cell office:value-type="float" office:value="0.441383546078689">
                <text:p>0.4413835460786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00">
                <text:p>46500</text:p>
              </table:table-cell>
              <table:table-cell office:value-type="float" office:value="0.346740230212812">
                <text:p>0.346740230212812</text:p>
              </table:table-cell>
              <table:table-cell office:value-type="float" office:value="0.811902836862951">
                <text:p>0.8119028368629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00">
                <text:p>47000</text:p>
              </table:table-cell>
              <table:table-cell office:value-type="float" office:value="0.341448584170249">
                <text:p>0.341448584170249</text:p>
              </table:table-cell>
              <table:table-cell office:value-type="float" office:value="0.840182469490361">
                <text:p>0.840182469490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00">
                <text:p>47500</text:p>
              </table:table-cell>
              <table:table-cell office:value-type="float" office:value="0.342220667336199">
                <text:p>0.342220667336199</text:p>
              </table:table-cell>
              <table:table-cell office:value-type="float" office:value="0.743353975592289">
                <text:p>0.7433539755922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00">
                <text:p>48000</text:p>
              </table:table-cell>
              <table:table-cell office:value-type="float" office:value="0.324878933868959">
                <text:p>0.324878933868959</text:p>
              </table:table-cell>
              <table:table-cell office:value-type="float" office:value="0.669164580473831">
                <text:p>0.6691645804738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00">
                <text:p>48500</text:p>
              </table:table-cell>
              <table:table-cell office:value-type="float" office:value="0.313182947095168">
                <text:p>0.313182947095168</text:p>
              </table:table-cell>
              <table:table-cell office:value-type="float" office:value="0.601307864379065">
                <text:p>0.6013078643790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00">
                <text:p>49000</text:p>
              </table:table-cell>
              <table:table-cell office:value-type="float" office:value="0.298504757676134">
                <text:p>0.298504757676134</text:p>
              </table:table-cell>
              <table:table-cell office:value-type="float" office:value="0.548032291503252">
                <text:p>0.548032291503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00">
                <text:p>49500</text:p>
              </table:table-cell>
              <table:table-cell office:value-type="float" office:value="0.283799406140907">
                <text:p>0.283799406140907</text:p>
              </table:table-cell>
              <table:table-cell office:value-type="float" office:value="0.512070833202601">
                <text:p>0.512070833202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